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1" svg:font-family="Consolas, 'Andale Mono WT', 'Andale Mono', 'Lucida Console', 'Lucida Sans Typewriter', 'DejaVu Sans Mono', 'Bitstream Vera Sans Mono', 'Liberation Mono', 'Nimbus Mono L', Monaco, 'Courier New', Courier, monospace"/>
    <style:font-face style:name="Consolas"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SFMono-Regular" svg:font-family="SFMono-Regular, Menlo, Monaco, Consolas, 'liberation mono', 'courier new', monospace"/>
    <style:font-face style:name="Source Sans Pro" svg:font-family="'Source Sans Pro', 'Helvetica Neue', Arial, sans-serif"/>
    <style:font-face style:name="inherit" svg:font-family="inherit"/>
    <style:font-face style:name="libre baskerville" svg:font-family="'libre baskerville',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5.1653in" table:align="left"/>
    </style:style>
    <style:style style:name="Table1.A" style:family="table-column">
      <style:table-column-properties style:column-width="2.5722in"/>
    </style:style>
    <style:style style:name="Table1.B" style:family="table-column">
      <style:table-column-properties style:column-width="2.5931in"/>
    </style:style>
    <style:style style:name="Table1.A1" style:family="table-cell">
      <style:table-cell-properties style:vertical-align="middle" fo:background-color="#d9edf7" fo:padding-left="0in" fo:padding-right="0in" fo:padding-top="0in" fo:padding-bottom="0.0833in" fo:border-left="none" fo:border-right="none" fo:border-top="none" fo:border-bottom="0.05pt solid #dddddd">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Table1.A3" style:family="table-cell">
      <style:table-cell-properties style:vertical-align="middle" fo:background-color="#f9f9f9" fo:padding-left="0in" fo:padding-right="0in" fo:padding-top="0.0833in" fo:padding-bottom="0in" fo:border-left="none" fo:border-right="none" fo:border-top="0.05pt solid #dddddd" fo:border-bottom="none">
        <style:background-image/>
      </style:table-cell-properties>
    </style:style>
    <style:style style:name="Table1.A4" style:family="table-cell">
      <style:table-cell-properties style:vertical-align="middle" fo:background-color="#ffffff" fo:padding-left="0in" fo:padding-right="0in" fo:padding-top="0.0833in" fo:padding-bottom="0in" fo:border-left="none" fo:border-right="none" fo:border-top="0.05pt solid #dddddd" fo:border-bottom="none">
        <style:background-image/>
      </style:table-cell-properties>
    </style:style>
    <style:style style:name="P1" style:family="paragraph" style:parent-style-name="Standard">
      <style:paragraph-properties fo:line-height="150%" fo:text-align="justify" style:justify-single-word="false"/>
      <style:text-properties style:font-name="Liberation Serif" fo:font-size="12pt" officeooo:rsid="0023021b" officeooo:paragraph-rsid="0023021b" style:font-size-asian="12pt" style:font-size-complex="12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start" style:justify-single-word="false"/>
      <style:text-properties officeooo:paragraph-rsid="005739c3"/>
    </style:style>
    <style:style style:name="P4" style:family="paragraph" style:parent-style-name="Text_20_body">
      <style:paragraph-properties fo:text-align="justify" style:justify-single-word="false"/>
      <style:text-properties fo:font-size="10.5pt" fo:font-style="normal" fo:font-weight="normal"/>
    </style:style>
    <style:style style:name="P5" style:family="paragraph" style:parent-style-name="Text_20_body">
      <style:paragraph-properties fo:text-align="justify" style:justify-single-word="false"/>
      <style:text-properties fo:color="#000000" style:font-name="Liberation Serif" fo:font-weight="normal" officeooo:paragraph-rsid="00568ed4"/>
    </style:style>
    <style:style style:name="P6" style:family="paragraph" style:parent-style-name="Text_20_body">
      <style:paragraph-properties fo:margin-left="0in" fo:margin-right="0in" fo:margin-top="0in" fo:margin-bottom="0.1201in" loext:contextual-spacing="false" fo:line-height="115%" fo:text-align="justify" style:justify-single-word="false" fo:orphans="2" fo:widows="2" fo:text-indent="0in" style:auto-text-indent="false"/>
      <style:text-properties fo:font-variant="normal" fo:text-transform="none" fo:color="#24292e" style:font-name="Liberation Serif" fo:font-size="12pt" fo:letter-spacing="normal" fo:font-style="normal" fo:font-weight="normal" officeooo:paragraph-rsid="00582f3e" style:font-size-asian="12pt" style:font-weight-asian="normal" style:font-name-complex="Times New Roman1" style:font-size-complex="12pt" style:font-weight-complex="normal"/>
    </style:style>
    <style:style style:name="P7" style:family="paragraph" style:parent-style-name="Preformatted_20_Text">
      <style:paragraph-properties fo:margin-left="0in" fo:margin-right="0in" fo:margin-top="0in" fo:margin-bottom="0.1201in" loext:contextual-spacing="false" fo:line-height="150%"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paragraph-rsid="002eecbc" style:font-size-asian="12pt" style:font-weight-asian="normal" style:font-name-complex="Times New Roman1" style:font-size-complex="12pt" style:font-weight-complex="normal"/>
    </style:style>
    <style:style style:name="P8" style:family="paragraph" style:parent-style-name="Text_20_body">
      <style:paragraph-properties fo:margin-top="0in" fo:margin-bottom="0.1201in" loext:contextual-spacing="false" fo:text-align="justify" style:justify-single-word="false"/>
    </style:style>
    <style:style style:name="P9" style:family="paragraph" style:parent-style-name="Text_20_body">
      <style:paragraph-properties fo:margin-top="0in" fo:margin-bottom="0.1201in" loext:contextual-spacing="false" fo:text-align="justify" style:justify-single-word="false"/>
      <style:text-properties officeooo:paragraph-rsid="0063b1a5"/>
    </style:style>
    <style:style style:name="P10" style:family="paragraph" style:parent-style-name="Text_20_body">
      <style:paragraph-properties fo:margin-top="0in" fo:margin-bottom="0.1201in" loext:contextual-spacing="false" fo:text-align="start" style:justify-single-word="false"/>
      <style:text-properties officeooo:paragraph-rsid="005739c3"/>
    </style:style>
    <style:style style:name="P11" style:family="paragraph" style:parent-style-name="Text_20_body">
      <style:paragraph-properties fo:margin-top="0in" fo:margin-bottom="0.1201in" loext:contextual-spacing="false" fo:text-align="justify" style:justify-single-word="false"/>
      <style:text-properties fo:font-size="9.80000019073486pt"/>
    </style:style>
    <style:style style:name="P12" style:family="paragraph" style:parent-style-name="Text_20_body">
      <style:paragraph-properties fo:margin-top="0in" fo:margin-bottom="0.1201in" loext:contextual-spacing="false" fo:text-align="justify" style:justify-single-word="false"/>
      <style:text-properties fo:font-variant="normal" fo:text-transform="none" fo:color="#000000" style:font-name="Liberation Serif" fo:font-size="12pt" fo:letter-spacing="normal" fo:font-style="normal" fo:font-weight="bold"/>
    </style:style>
    <style:style style:name="P13" style:family="paragraph" style:parent-style-name="Text_20_body">
      <style:paragraph-properties fo:margin-top="0in" fo:margin-bottom="0.1201in" loext:contextual-spacing="false" fo:text-align="start" style:justify-single-word="false"/>
      <style:text-properties fo:font-variant="normal" fo:text-transform="none" fo:color="#000000" style:font-name="Liberation Serif" fo:font-size="12pt" fo:letter-spacing="normal" fo:font-style="normal" fo:font-weight="normal" officeooo:paragraph-rsid="005739c3" style:font-size-asian="12pt" style:font-size-complex="12pt"/>
    </style:style>
    <style:style style:name="P14" style:family="paragraph" style:parent-style-name="Text_20_body">
      <style:paragraph-properties fo:margin-top="0in" fo:margin-bottom="0.1201in" loext:contextual-spacing="false" fo:text-align="justify" style:justify-single-word="false"/>
      <style:text-properties fo:font-variant="normal" fo:text-transform="none" fo:color="#000000" style:font-name="Liberation Serif" fo:font-size="12pt" fo:letter-spacing="normal" fo:font-style="normal" fo:font-weight="normal" officeooo:paragraph-rsid="005739c3" style:font-size-asian="12pt" style:font-size-complex="12pt"/>
    </style:style>
    <style:style style:name="P15" style:family="paragraph" style:parent-style-name="Text_20_body">
      <style:paragraph-properties fo:margin-top="0in" fo:margin-bottom="0.1201in" loext:contextual-spacing="false" fo:text-align="start" style:justify-single-word="false"/>
      <style:text-properties fo:color="#000000" style:font-name="Liberation Serif" fo:font-weight="normal" officeooo:paragraph-rsid="005739c3" style:font-size-asian="12pt" style:font-size-complex="12pt"/>
    </style:style>
    <style:style style:name="P16" style:family="paragraph" style:parent-style-name="Text_20_body">
      <style:paragraph-properties fo:margin-top="0in" fo:margin-bottom="0.1201in" loext:contextual-spacing="false" fo:text-align="justify" style:justify-single-word="false"/>
      <style:text-properties style:text-underline-style="solid" style:text-underline-width="auto" style:text-underline-color="font-color"/>
    </style:style>
    <style:style style:name="P17" style:family="paragraph" style:parent-style-name="Text_20_body">
      <style:paragraph-properties fo:margin-top="0in" fo:margin-bottom="0.1201in" loext:contextual-spacing="false" fo:text-align="justify" style:justify-single-word="false"/>
      <style:text-properties fo:font-weight="bold" style:font-weight-asian="bold" style:font-weight-complex="bold"/>
    </style:style>
    <style:style style:name="P18" style:family="paragraph" style:parent-style-name="Text_20_body">
      <style:paragraph-properties fo:margin-top="0in" fo:margin-bottom="0.1402in" loext:contextual-spacing="false"/>
    </style:style>
    <style:style style:name="P19" style:family="paragraph" style:parent-style-name="Text_20_body">
      <style:paragraph-properties fo:margin-top="0in" fo:margin-bottom="0.1402in" loext:contextual-spacing="false" fo:text-align="justify" style:justify-single-word="false"/>
    </style:style>
    <style:style style:name="P20" style:family="paragraph" style:parent-style-name="Text_20_body">
      <style:paragraph-properties fo:margin-top="0in" fo:margin-bottom="0.1402in" loext:contextual-spacing="false" fo:text-align="justify" style:justify-single-word="false"/>
      <style:text-properties officeooo:paragraph-rsid="0063b1a5"/>
    </style:style>
    <style:style style:name="P21" style:family="paragraph" style:parent-style-name="Text_20_body">
      <style:paragraph-properties fo:margin-top="0in" fo:margin-bottom="0.1402in" loext:contextual-spacing="false" fo:text-align="start" style:justify-single-word="false"/>
      <style:text-properties officeooo:paragraph-rsid="005739c3"/>
    </style:style>
    <style:style style:name="P22" style:family="paragraph" style:parent-style-name="Text_20_body">
      <style:paragraph-properties fo:margin-top="0in" fo:margin-bottom="0.1402in" loext:contextual-spacing="false" fo:text-align="justify" style:justify-single-word="false"/>
      <style:text-properties style:font-name="Liberation Serif" fo:font-weight="normal" fo:background-color="transparent"/>
    </style:style>
    <style:style style:name="P23" style:family="paragraph" style:parent-style-name="Text_20_body">
      <style:paragraph-properties fo:margin-top="0in" fo:margin-bottom="0.1402in" loext:contextual-spacing="false" fo:text-align="justify" style:justify-single-word="false"/>
      <style:text-properties style:font-name="Liberation Serif" fo:font-weight="normal"/>
    </style:style>
    <style:style style:name="P24" style:family="paragraph" style:parent-style-name="Text_20_body">
      <style:paragraph-properties fo:margin-top="0in" fo:margin-bottom="0.1402in" loext:contextual-spacing="false" fo:text-align="justify" style:justify-single-word="false"/>
      <style:text-properties style:font-name="Liberation Serif" style:font-weight-asian="normal" style:font-weight-complex="normal"/>
    </style:style>
    <style:style style:name="P25" style:family="paragraph" style:parent-style-name="Text_20_body">
      <style:paragraph-properties fo:margin-top="0in" fo:margin-bottom="0.1402in" loext:contextual-spacing="false" fo:text-align="justify" style:justify-single-word="false"/>
      <style:text-properties fo:font-variant="normal" fo:text-transform="none" fo:font-size="12pt" fo:letter-spacing="normal" fo:font-style="normal" fo:font-weight="normal"/>
    </style:style>
    <style:style style:name="P26" style:family="paragraph" style:parent-style-name="Text_20_body">
      <style:paragraph-properties fo:margin-top="0in" fo:margin-bottom="0.1402in" loext:contextual-spacing="false" fo:text-align="start" style:justify-single-word="false"/>
      <style:text-properties fo:font-variant="normal" fo:text-transform="none" fo:color="#000000" style:font-name="Liberation Serif" fo:font-size="12pt" fo:letter-spacing="normal" fo:font-style="normal" fo:font-weight="normal" officeooo:paragraph-rsid="005739c3" style:font-size-asian="12pt" style:font-size-complex="12pt"/>
    </style:style>
    <style:style style:name="P27" style:family="paragraph" style:parent-style-name="Text_20_body">
      <style:paragraph-properties fo:margin-top="0in" fo:margin-bottom="0.1402in" loext:contextual-spacing="false" fo:text-align="justify" style:justify-single-word="false"/>
      <style:text-properties fo:color="#000000" style:font-name="Liberation Serif" fo:font-weight="normal"/>
    </style:style>
    <style:style style:name="P28" style:family="paragraph" style:parent-style-name="Text_20_body">
      <style:paragraph-properties fo:margin-top="0in" fo:margin-bottom="0.1402in" loext:contextual-spacing="false" fo:text-align="justify" style:justify-single-word="false"/>
      <style:text-properties fo:color="#000000" style:font-name="Liberation Serif" fo:font-weight="normal"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top="0in" fo:margin-bottom="0.1402in" loext:contextual-spacing="false" fo:text-align="justify" style:justify-single-word="false"/>
      <style:text-properties fo:color="#000000" style:font-name="Liberation Serif" fo:font-weight="normal" fo:background-color="transparent" style:font-size-asian="12pt" style:font-weight-asian="normal" style:font-name-complex="Times New Roman1" style:font-size-complex="12pt" style:font-weight-complex="normal"/>
    </style:style>
    <style:style style:name="P30" style:family="paragraph" style:parent-style-name="Text_20_body">
      <style:paragraph-properties fo:margin-top="0in" fo:margin-bottom="0.1402in" loext:contextual-spacing="false" fo:text-align="justify" style:justify-single-word="false"/>
      <style:text-properties fo:font-style="italic" loext:padding="0in" loext:border="none"/>
    </style:style>
    <style:style style:name="P31" style:family="paragraph" style:parent-style-name="Text_20_body">
      <style:paragraph-properties fo:margin-top="0in" fo:margin-bottom="0.1402in" loext:contextual-spacing="false" fo:text-align="justify" style:justify-single-word="false"/>
      <style:text-properties officeooo:rsid="00594025" style:font-size-asian="12pt" style:font-weight-asian="normal" style:font-size-complex="12pt" style:font-weight-complex="normal"/>
    </style:style>
    <style:style style:name="P32" style:family="paragraph" style:parent-style-name="Text_20_body">
      <style:paragraph-properties fo:margin-top="0in" fo:margin-bottom="0.1402in" loext:contextual-spacing="false" fo:text-align="justify" style:justify-single-word="false"/>
      <style:text-properties style:font-size-asian="12pt" style:font-size-complex="12pt"/>
    </style:style>
    <style:style style:name="P33" style:family="paragraph" style:parent-style-name="Text_20_body">
      <style:paragraph-properties fo:margin-top="0in" fo:margin-bottom="0.1402in" loext:contextual-spacing="false" fo:text-align="justify" style:justify-single-word="false"/>
      <style:text-properties style:font-name-complex="Times New Roman1"/>
    </style:style>
    <style:style style:name="P34" style:family="paragraph" style:parent-style-name="Text_20_body">
      <style:paragraph-properties fo:margin-top="0in" fo:margin-bottom="0.1402in" loext:contextual-spacing="false" fo:text-align="justify" style:justify-single-word="false"/>
      <style:text-properties fo:font-weight="normal"/>
    </style:style>
    <style:style style:name="P35" style:family="paragraph" style:parent-style-name="Text_20_body">
      <style:paragraph-properties fo:margin-top="0in" fo:margin-bottom="0.1402in" loext:contextual-spacing="false" fo:text-align="justify" style:justify-single-word="false"/>
      <style:text-properties fo:font-weight="bold" style:font-name-asian="DejaVu Sans Mono1" style:font-weight-asian="bold" style:font-name-complex="Times New Roman1" style:font-weight-complex="bold"/>
    </style:style>
    <style:style style:name="P36" style:family="paragraph" style:parent-style-name="Text_20_body">
      <style:paragraph-properties fo:margin-top="0in" fo:margin-bottom="0.1402in" loext:contextual-spacing="false" fo:text-align="justify" style:justify-single-word="false"/>
      <style:text-properties fo:font-weight="bold" style:font-weight-asian="bold" style:font-weight-complex="bold"/>
    </style:style>
    <style:style style:name="P37" style:family="paragraph" style:parent-style-name="Heading_20_2">
      <style:paragraph-properties fo:margin-top="0in" fo:margin-bottom="0.1402in" loext:contextual-spacing="false"/>
    </style:style>
    <style:style style:name="P38" style:family="paragraph" style:parent-style-name="Quotations">
      <style:paragraph-properties fo:margin-top="0in" fo:margin-bottom="0.1402in" loext:contextual-spacing="false"/>
    </style:style>
    <style:style style:name="P39" style:family="paragraph" style:parent-style-name="Quotations">
      <style:paragraph-properties fo:margin-top="0in" fo:margin-bottom="0.1402in" loext:contextual-spacing="false"/>
      <style:text-properties fo:font-weight="bold" style:font-weight-asian="bold" style:font-weight-complex="bold"/>
    </style:style>
    <style:style style:name="P40" style:family="paragraph" style:parent-style-name="Quotations">
      <style:paragraph-properties fo:margin-top="0in" fo:margin-bottom="0.1402in" loext:contextual-spacing="false"/>
      <style:text-properties fo:font-weight="bold" fo:background-color="#94070a" style:font-weight-asian="bold" style:font-weight-complex="bold"/>
    </style:style>
    <style:style style:name="P41" style:family="paragraph" style:parent-style-name="Quotations">
      <style:paragraph-properties fo:margin-top="0in" fo:margin-bottom="0.1402in" loext:contextual-spacing="false"/>
      <style:text-properties fo:font-weight="bold" officeooo:paragraph-rsid="00600f54" fo:background-color="#94070a" style:font-weight-asian="bold" style:font-weight-complex="bold"/>
    </style:style>
    <style:style style:name="P42" style:family="paragraph" style:parent-style-name="Quotations">
      <style:paragraph-properties fo:margin-top="0in" fo:margin-bottom="0.1402in" loext:contextual-spacing="false"/>
      <style:text-properties fo:font-weight="bold" officeooo:paragraph-rsid="00600f54" fo:background-color="transparent" style:font-weight-asian="bold" style:font-weight-complex="bold"/>
    </style:style>
    <style:style style:name="P43" style:family="paragraph" style:parent-style-name="Quotations">
      <style:paragraph-properties fo:margin-top="0in" fo:margin-bottom="0.1402in" loext:contextual-spacing="false"/>
      <style:text-properties fo:color="#000000" fo:font-weight="bold" style:font-weight-asian="bold" style:font-weight-complex="bold"/>
    </style:style>
    <style:style style:name="P44" style:family="paragraph" style:parent-style-name="Quotations">
      <style:paragraph-properties fo:margin-top="0in" fo:margin-bottom="0.1402in" loext:contextual-spacing="false"/>
      <style:text-properties fo:letter-spacing="normal" fo:font-weight="bold"/>
    </style:style>
    <style:style style:name="P45" style:family="paragraph" style:parent-style-name="Text_20_body" style:master-page-name="">
      <style:paragraph-properties fo:margin-top="0in" fo:margin-bottom="0.1402in" loext:contextual-spacing="false" fo:line-height="115%" fo:text-align="justify" style:justify-single-word="false" style:page-number="auto"/>
      <style:text-properties style:font-name="Liberation Serif" fo:font-size="12pt" style:font-size-asian="12pt" style:font-size-complex="12pt"/>
    </style:style>
    <style:style style:name="P46" style:family="paragraph" style:parent-style-name="Preformatted_20_Text">
      <style:paragraph-properties fo:margin-top="0in" fo:margin-bottom="0.1402in" loext:contextual-spacing="false"/>
      <style:text-properties fo:font-variant="normal" fo:text-transform="none" fo:color="#000000" style:font-name="Liberation Serif" fo:font-size="12pt" fo:letter-spacing="normal" fo:font-style="normal" fo:font-weight="bold" officeooo:paragraph-rsid="00600f54" fo:background-color="transparent" style:font-size-asian="12pt" style:font-weight-asian="bold" style:font-size-complex="12pt" style:font-weight-complex="bold"/>
    </style:style>
    <style:style style:name="P47" style:family="paragraph" style:parent-style-name="Text_20_body">
      <style:paragraph-properties fo:margin-top="0.1201in" fo:margin-bottom="0in" loext:contextual-spacing="false" fo:text-align="justify" style:justify-single-word="false"/>
    </style:style>
    <style:style style:name="P48" style:family="paragraph" style:parent-style-name="Quotations">
      <style:text-properties fo:font-weight="bold" style:font-weight-asian="bold" style:font-weight-complex="bold"/>
    </style:style>
    <style:style style:name="P49" style:family="paragraph" style:parent-style-name="Preformatted_20_Text">
      <loext:graphic-properties draw:fill="solid" draw:fill-color="#eeeeee" draw:opacity="100%"/>
      <style:paragraph-properties fo:margin-top="0in" fo:margin-bottom="0.1965in" loext:contextual-spacing="false"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P50" style:family="paragraph" style:parent-style-name="Preformatted_20_Text">
      <loext:graphic-properties draw:fill="solid" draw:fill-color="#eeeeee" draw:opacity="100%"/>
      <style:paragraph-properties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800080" style:font-name="Liberation Serif" fo:font-size="12pt" fo:letter-spacing="normal" fo:font-weight="bold" style:font-size-asian="12pt" style:font-weight-asian="bold" style:font-size-complex="12pt" style:font-weight-complex="bold"/>
    </style:style>
    <style:style style:name="P51" style:family="paragraph" style:parent-style-name="Preformatted_20_Text">
      <loext:graphic-properties draw:fill="solid" draw:fill-color="#eeeeee" draw:opacity="100%"/>
      <style:paragraph-properties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P52" style:family="paragraph" style:parent-style-name="Preformatted_20_Text">
      <loext:graphic-properties draw:fill="solid" draw:fill-color="#eeeeee" draw:opacity="100%"/>
      <style:paragraph-properties style:line-height-at-least="0.1772in" fo:text-align="justify" style:justify-single-word="false" fo:orphans="2" fo:widows="2" fo:background-color="#eeeeee" fo:padding-left="0.052in" fo:padding-right="0.052in" fo:padding-top="0.1563in" fo:padding-bottom="0.1563in" fo:border="0.74pt solid #999999"/>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2">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4">
      <style:paragraph-properties fo:text-align="justify" style:justify-single-word="false"/>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6">
      <style:paragraph-properties fo:text-align="justify" style:justify-single-word="false"/>
    </style:style>
    <style:style style:name="P59" style:family="paragraph" style:parent-style-name="Text_20_body" style:list-style-name="L7">
      <style:paragraph-properties fo:text-align="justify" style:justify-single-word="false"/>
    </style:style>
    <style:style style:name="P60" style:family="paragraph" style:parent-style-name="Text_20_body" style:list-style-name="L8">
      <style:paragraph-properties fo:text-align="justify" style:justify-single-word="false"/>
    </style:style>
    <style:style style:name="P61" style:family="paragraph" style:parent-style-name="Text_20_body" style:list-style-name="L9">
      <style:paragraph-properties fo:text-align="justify" style:justify-single-word="false"/>
    </style:style>
    <style:style style:name="P62" style:family="paragraph" style:parent-style-name="Text_20_body" style:list-style-name="L10">
      <style:paragraph-properties fo:text-align="justify" style:justify-single-word="false"/>
    </style:style>
    <style:style style:name="P63" style:family="paragraph" style:parent-style-name="Text_20_body">
      <style:paragraph-properties fo:text-align="start" style:justify-single-word="false"/>
    </style:style>
    <style:style style:name="P64" style:family="paragraph" style:parent-style-name="Text_20_body">
      <style:paragraph-properties fo:margin-top="0in" fo:margin-bottom="0.1402in" loext:contextual-spacing="false"/>
    </style:style>
    <style:style style:name="P65" style:family="paragraph" style:parent-style-name="Text_20_body">
      <style:paragraph-properties fo:margin-top="0in" fo:margin-bottom="0.1402in" loext:contextual-spacing="false" fo:text-align="justify" style:justify-single-word="false"/>
    </style:style>
    <style:style style:name="P66" style:family="paragraph" style:parent-style-name="Text_20_body" style:list-style-name="L2">
      <style:paragraph-properties fo:margin-top="0in" fo:margin-bottom="0.1402in" loext:contextual-spacing="false" fo:text-align="justify" style:justify-single-word="false"/>
    </style:style>
    <style:style style:name="P67" style:family="paragraph" style:parent-style-name="Text_20_body" style:list-style-name="L3">
      <style:paragraph-properties fo:margin-top="0in" fo:margin-bottom="0.1402in" loext:contextual-spacing="false" fo:text-align="justify" style:justify-single-word="false"/>
    </style:style>
    <style:style style:name="P68" style:family="paragraph" style:parent-style-name="Text_20_body" style:list-style-name="L8">
      <style:paragraph-properties fo:margin-top="0in" fo:margin-bottom="0.1402in" loext:contextual-spacing="false" fo:text-align="justify" style:justify-single-word="false"/>
    </style:style>
    <style:style style:name="P69" style:family="paragraph" style:parent-style-name="Text_20_body" style:list-style-name="L10">
      <style:paragraph-properties fo:margin-top="0in" fo:margin-bottom="0.1402in" loext:contextual-spacing="false" fo:text-align="justify" style:justify-single-word="false"/>
    </style:style>
    <style:style style:name="P70" style:family="paragraph" style:parent-style-name="Text_20_body" style:list-style-name="L11">
      <style:paragraph-properties fo:margin-top="0in" fo:margin-bottom="0.1402in" loext:contextual-spacing="false" fo:text-align="justify" style:justify-single-word="false"/>
    </style:style>
    <style:style style:name="P71" style:family="paragraph" style:parent-style-name="Text_20_body" style:list-style-name="L12">
      <style:paragraph-properties fo:margin-top="0in" fo:margin-bottom="0.1402in" loext:contextual-spacing="false" fo:text-align="justify" style:justify-single-word="false"/>
    </style:style>
    <style:style style:name="P72" style:family="paragraph" style:parent-style-name="Text_20_body" style:list-style-name="L16">
      <style:paragraph-properties fo:margin-top="0in" fo:margin-bottom="0.1402in" loext:contextual-spacing="false" fo:text-align="justify" style:justify-single-word="false"/>
    </style:style>
    <style:style style:name="P73" style:family="paragraph" style:parent-style-name="Text_20_body">
      <style:paragraph-properties fo:margin-top="0in" fo:margin-bottom="0.1402in" loext:contextual-spacing="false" fo:text-align="justify" style:justify-single-word="false"/>
      <style:text-properties officeooo:paragraph-rsid="006c6752"/>
    </style:style>
    <style:style style:name="P74" style:family="paragraph" style:parent-style-name="Text_20_body" style:list-style-name="L2">
      <style:paragraph-properties fo:margin-top="0in" fo:margin-bottom="0.1402in" loext:contextual-spacing="false" fo:text-align="justify" style:justify-single-word="false"/>
      <style:text-properties fo:font-variant="normal" fo:text-transform="none" fo:font-size="12pt" fo:letter-spacing="normal" fo:font-style="normal" fo:font-weight="normal" style:font-size-asian="12pt" style:font-size-complex="12pt"/>
    </style:style>
    <style:style style:name="P75" style:family="paragraph" style:parent-style-name="Text_20_body">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style:font-size-asian="12pt" style:font-weight-asian="normal" style:font-name-complex="Times New Roman1" style:font-size-complex="12pt" style:font-weight-complex="normal"/>
    </style:style>
    <style:style style:name="P76" style:family="paragraph" style:parent-style-name="Text_20_body">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77" style:family="paragraph" style:parent-style-name="Text_20_body" style:list-style-name="L16">
      <style:paragraph-properties fo:margin-top="0in" fo:margin-bottom="0.1402in" loext:contextual-spacing="false" fo:text-align="justify" style:justify-single-word="false"/>
      <style:text-properties fo:font-variant="normal" fo:text-transform="none" fo:color="#000000" style:font-name="Liberation Serif" fo:font-size="12pt" fo:letter-spacing="normal" fo:font-style="normal" fo:font-weight="normal"/>
    </style:style>
    <style:style style:name="P78" style:family="paragraph" style:parent-style-name="Text_20_body">
      <style:paragraph-properties fo:margin-top="0in" fo:margin-bottom="0.1402in" loext:contextual-spacing="false" fo:text-align="justify" style:justify-single-word="false"/>
      <style:text-properties fo:font-variant="normal" fo:text-transform="none" style:use-window-font-color="true" style:font-name="Liberation Serif" fo:font-size="12pt" fo:letter-spacing="normal" fo:font-style="normal" fo:font-weight="normal" fo:background-color="transparent" style:font-size-asian="12pt" style:font-weight-asian="bold" style:font-size-complex="12pt" style:font-weight-complex="bold"/>
    </style:style>
    <style:style style:name="P79" style:family="paragraph" style:parent-style-name="Text_20_body">
      <style:paragraph-properties fo:margin-top="0in" fo:margin-bottom="0.1402in" loext:contextual-spacing="false" fo:text-align="justify" style:justify-single-word="false"/>
      <style:text-properties fo:background-color="transparent" style:font-name-complex="Times New Roman1"/>
    </style:style>
    <style:style style:name="P80" style:family="paragraph" style:parent-style-name="Text_20_body" style:list-style-name="L12">
      <style:paragraph-properties fo:margin-top="0in" fo:margin-bottom="0.1402in" loext:contextual-spacing="false" fo:text-align="justify" style:justify-single-word="false"/>
      <style:text-properties fo:color="#000000" style:font-name="Liberation Serif" fo:font-weight="normal"/>
    </style:style>
    <style:style style:name="P81" style:family="paragraph" style:parent-style-name="Text_20_body">
      <style:paragraph-properties fo:margin-top="0in" fo:margin-bottom="0.1402in" loext:contextual-spacing="false" fo:text-align="start" style:justify-single-word="false"/>
      <style:text-properties officeooo:paragraph-rsid="0071556c"/>
    </style:style>
    <style:style style:name="P82" style:family="paragraph" style:parent-style-name="Text_20_body" style:list-style-name="L11">
      <style:paragraph-properties fo:margin-top="0in" fo:margin-bottom="0.1201in" loext:contextual-spacing="false" fo:text-align="justify" style:justify-single-word="false"/>
    </style:style>
    <style:style style:name="P83" style:family="paragraph" style:parent-style-name="Text_20_body" style:list-style-name="L12">
      <style:paragraph-properties fo:margin-top="0in" fo:margin-bottom="0.1201in" loext:contextual-spacing="false" fo:text-align="justify" style:justify-single-word="false"/>
    </style:style>
    <style:style style:name="P84" style:family="paragraph" style:parent-style-name="Text_20_body" style:list-style-name="L13">
      <style:paragraph-properties fo:margin-top="0in" fo:margin-bottom="0.1201in" loext:contextual-spacing="false" fo:text-align="justify" style:justify-single-word="false"/>
    </style:style>
    <style:style style:name="P85" style:family="paragraph" style:parent-style-name="Text_20_body" style:list-style-name="L14">
      <style:paragraph-properties fo:margin-top="0in" fo:margin-bottom="0.1201in" loext:contextual-spacing="false" fo:text-align="justify" style:justify-single-word="false"/>
    </style:style>
    <style:style style:name="P86" style:family="paragraph" style:parent-style-name="Text_20_body" style:list-style-name="L15">
      <style:paragraph-properties fo:margin-top="0in" fo:margin-bottom="0.1201in" loext:contextual-spacing="false" fo:text-align="justify" style:justify-single-word="false"/>
    </style:style>
    <style:style style:name="P87" style:family="paragraph" style:parent-style-name="Text_20_body" style:list-style-name="L16">
      <style:paragraph-properties fo:margin-top="0in" fo:margin-bottom="0.1201in" loext:contextual-spacing="false" fo:text-align="justify" style:justify-single-word="false"/>
    </style:style>
    <style:style style:name="P88" style:family="paragraph" style:parent-style-name="Text_20_body">
      <style:paragraph-properties fo:margin-top="0in" fo:margin-bottom="0.1201in" loext:contextual-spacing="false" fo:text-align="justify" style:justify-single-word="false"/>
      <style:text-properties fo:font-weight="normal" style:font-size-asian="12pt" style:font-size-complex="12pt"/>
    </style:style>
    <style:style style:name="P89"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90" style:family="paragraph" style:parent-style-name="Quotations" style:list-style-name="L16">
      <style:paragraph-properties fo:margin-top="0in" fo:margin-bottom="0.1402in" loext:contextual-spacing="false"/>
      <style:text-properties fo:font-weight="bold" style:font-weight-asian="bold" style:font-weight-complex="bold"/>
    </style:style>
    <style:style style:name="P91" style:family="paragraph" style:parent-style-name="Quotations">
      <style:paragraph-properties fo:margin-top="0in" fo:margin-bottom="0.1402in" loext:contextual-spacing="false"/>
      <style:text-properties fo:font-weight="bold" fo:background-color="transparent" style:font-weight-asian="bold" style:font-weight-complex="bold"/>
    </style:style>
    <style:style style:name="P92" style:family="paragraph" style:parent-style-name="Heading_20_1">
      <style:paragraph-properties fo:margin-top="0in" fo:margin-bottom="0.1402in" loext:contextual-spacing="false"/>
    </style:style>
    <style:style style:name="T1" style:family="text">
      <style:text-properties fo:color="#000000" style:text-line-through-style="none" style:text-line-through-type="none" style:font-name="Liberation Serif" style:text-underline-style="none" fo:font-weight="normal" style:text-blinking="false"/>
    </style:style>
    <style:style style:name="T2" style:family="text">
      <style:text-properties fo:color="#000000" style:font-name="Liberation Serif"/>
    </style:style>
    <style:style style:name="T3" style:family="text">
      <style:text-properties fo:color="#000000" style:font-name="Liberation Serif" fo:font-weight="normal"/>
    </style:style>
    <style:style style:name="T4" style:family="text">
      <style:text-properties fo:color="#000000" style:font-name="Liberation Serif" fo:font-weight="normal" fo:background-color="transparent" loext:char-shading-value="0" style:font-size-asian="12pt" style:font-weight-asian="normal" style:font-name-complex="Times New Roman1" style:font-size-complex="12pt" style:font-weight-complex="normal"/>
    </style:style>
    <style:style style:name="T5" style:family="text">
      <style:text-properties fo:color="#000000" style:font-name="Liberation Serif" fo:font-weight="normal" fo:background-color="transparent" loext:char-shading-value="0" style:font-size-asian="12pt" style:font-size-complex="12pt" loext:padding="0in" loext:border="none"/>
    </style:style>
    <style:style style:name="T6" style:family="text">
      <style:text-properties fo:color="#000000" style:font-name="Liberation Serif" fo:font-weight="normal" officeooo:rsid="001fd6e4" fo:background-color="transparent" loext:char-shading-value="0" style:font-size-asian="12pt" style:font-size-complex="12pt" loext:padding="0in" loext:border="none"/>
    </style:style>
    <style:style style:name="T7" style:family="text">
      <style:text-properties fo:color="#000000" style:font-name="Liberation Serif" fo:font-weight="normal" loext:padding="0in" loext:border="none"/>
    </style:style>
    <style:style style:name="T8" style:family="text">
      <style:text-properties fo:color="#000000" style:font-name="Liberation Serif" fo:font-weight="normal" style:font-size-asian="12pt" style:font-style-asian="normal" style:font-weight-asian="normal" style:font-size-complex="12pt" style:font-style-complex="normal" style:font-weight-complex="normal"/>
    </style:style>
    <style:style style:name="T9" style:family="text">
      <style:text-properties fo:color="#000000" style:font-name="Liberation Serif" fo:font-weight="normal" style:font-size-asian="12pt" style:font-size-complex="12pt"/>
    </style:style>
    <style:style style:name="T10" style:family="text">
      <style:text-properties fo:color="#000000" style:font-name="Liberation Serif" fo:font-weight="normal" officeooo:rsid="00510146"/>
    </style:style>
    <style:style style:name="T11" style:family="text">
      <style:text-properties fo:color="#000000" style:font-name="Liberation Serif" style:font-size-asian="12pt" style:font-size-complex="12pt"/>
    </style:style>
    <style:style style:name="T12" style:family="text">
      <style:text-properties fo:color="#000000" style:font-name="Liberation Serif" fo:font-style="normal" style:font-size-asian="12pt" style:font-style-asian="normal" style:font-size-complex="12pt" style:font-style-complex="normal"/>
    </style:style>
    <style:style style:name="T13" style:family="text">
      <style:text-properties fo:color="#000000" style:font-name="Liberation Serif" fo:font-style="normal" officeooo:rsid="001c2f7d" style:font-size-asian="12pt" style:font-style-asian="normal" style:font-size-complex="12pt" style:font-style-complex="normal"/>
    </style:style>
    <style:style style:name="T14" style:family="text">
      <style:text-properties fo:color="#000000" style:font-name="Liberation Serif" fo:letter-spacing="-0.0102in" fo:font-weight="normal" style:font-size-asian="12pt" style:font-size-complex="12pt" loext:padding="0in" loext:border="none"/>
    </style:style>
    <style:style style:name="T15" style:family="text">
      <style:text-properties fo:color="#000000" style:font-name="Liberation Serif" fo:font-weight="bold" style:font-size-asian="12pt" style:font-size-complex="12pt"/>
    </style:style>
    <style:style style:name="T16" style:family="text">
      <style:text-properties fo:color="#000000" style:font-name="Liberation Serif" fo:font-weight="bold" style:font-size-asian="12pt" style:font-size-complex="12pt" loext:padding="0in" loext:border="none"/>
    </style:style>
    <style:style style:name="T17" style:family="text">
      <style:text-properties fo:color="#000000" style:font-name="Liberation Serif" fo:font-weight="bold" style:font-weight-asian="bold" style:font-weight-complex="bold"/>
    </style:style>
    <style:style style:name="T18" style:family="text">
      <style:text-properties fo:color="#000000" style:font-name="Liberation Serif" loext:padding="0in" loext:border="none"/>
    </style:style>
    <style:style style:name="T19" style:family="text">
      <style:text-properties fo:font-variant="normal" fo:text-transform="none" fo:color="#000000" style:font-name="SFMono-Regular" fo:font-size="10.5pt" fo:letter-spacing="normal" fo:font-style="normal" fo:font-weight="normal"/>
    </style:style>
    <style:style style:name="T20"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solid #dbdbdb"/>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loext:padding="0in" loext:border="none"/>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text-blinking="false" style:font-weight-asian="bold" style:font-weight-complex="bold" loext:padding="0in" loext:border="none"/>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654bf0" style:text-blinking="false" style:font-weight-asian="bold" style:font-weight-complex="bold" loext:padding="0in" loext:border="none"/>
    </style:style>
    <style:style style:name="T25" style:family="text">
      <style:text-properties fo:font-variant="normal" fo:text-transform="none" fo:color="#000000" style:font-name="Liberation Serif" fo:letter-spacing="normal"/>
    </style:style>
    <style:style style:name="T26" style:family="text">
      <style:text-properties fo:font-variant="normal" fo:text-transform="none" fo:color="#000000" style:font-name="Liberation Serif" fo:letter-spacing="normal" fo:font-style="normal" fo:font-weight="normal"/>
    </style:style>
    <style:style style:name="T27" style:family="text">
      <style:text-properties fo:font-variant="normal" fo:text-transform="none" fo:color="#000000" style:font-name="Liberation Serif" fo:letter-spacing="normal" fo:font-style="normal" fo:font-weight="normal" style:font-weight-asian="normal" style:font-weight-complex="normal" loext:padding="0in" loext:border="none"/>
    </style:style>
    <style:style style:name="T28" style:family="text">
      <style:text-properties fo:font-variant="normal" fo:text-transform="none" fo:color="#000000" style:font-name="Liberation Serif" fo:letter-spacing="normal" fo:font-style="normal" fo:font-weight="bold"/>
    </style:style>
    <style:style style:name="T29" style:family="text">
      <style:text-properties fo:font-variant="normal" fo:text-transform="none" fo:color="#000000" style:font-name="Liberation Serif" fo:letter-spacing="normal" fo:font-style="italic" fo:font-weight="normal" style:font-weight-asian="normal" style:font-weight-complex="normal" loext:padding="0in" loext:border="none"/>
    </style:style>
    <style:style style:name="T30" style:family="text">
      <style:text-properties fo:font-variant="normal" fo:text-transform="none" fo:color="#000000" style:font-name="Liberation Serif" fo:letter-spacing="normal" fo:font-style="italic" fo:font-weight="normal" loext:padding="0in" loext:border="none"/>
    </style:style>
    <style:style style:name="T31" style:family="text">
      <style:text-properties fo:font-variant="normal" fo:text-transform="none" fo:color="#000000" style:font-name="Liberation Serif" fo:letter-spacing="normal" fo:background-color="#f5f5f5" loext:char-shading-value="0" loext:padding="0in" loext:border="none"/>
    </style:style>
    <style:style style:name="T32" style:family="text">
      <style:text-properties fo:font-variant="normal" fo:text-transform="none" fo:color="#000000" style:font-name="Liberation Serif" fo:font-size="12pt" fo:letter-spacing="normal" fo:font-style="normal" fo:font-weight="normal"/>
    </style:style>
    <style:style style:name="T33" style:family="text">
      <style:text-properties fo:font-variant="normal" fo:text-transform="none" fo:color="#000000" style:font-name="Liberation Serif" fo:font-size="12pt" fo:letter-spacing="normal" fo:font-style="normal" fo:font-weight="normal" style:font-size-asian="12pt" style:font-size-complex="12pt"/>
    </style:style>
    <style:style style:name="T34" style:family="text">
      <style:text-properties fo:font-variant="normal" fo:text-transform="none" fo:color="#000000" style:font-name="Liberation Serif" fo:font-size="12pt" fo:letter-spacing="normal" fo:font-style="normal" fo:font-weight="normal" loext:padding="0in" loext:border="none"/>
    </style:style>
    <style:style style:name="T35"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36" style:family="text">
      <style:text-properties fo:font-variant="normal" fo:text-transform="none" fo:color="#000000" style:font-name="Liberation Serif" fo:font-size="12pt" fo:letter-spacing="normal" fo:font-style="normal" fo:font-weight="normal" officeooo:rsid="002e815d"/>
    </style:style>
    <style:style style:name="T37" style:family="text">
      <style:text-properties fo:font-variant="normal" fo:text-transform="none" fo:color="#000000" style:font-name="Liberation Serif" fo:font-size="12pt" fo:letter-spacing="normal" fo:font-style="normal" fo:font-weight="bold"/>
    </style:style>
    <style:style style:name="T38" style:family="text">
      <style:text-properties fo:font-variant="normal" fo:text-transform="none" fo:color="#000000" style:font-name="Liberation Serif" fo:font-size="12pt" fo:letter-spacing="normal" fo:font-style="normal" fo:font-weight="bold" style:font-size-asian="12pt" style:font-size-complex="12pt"/>
    </style:style>
    <style:style style:name="T39" style:family="text">
      <style:text-properties fo:font-variant="normal" fo:text-transform="none" fo:color="#000000" style:font-name="Liberation Serif" fo:font-size="12pt" fo:letter-spacing="normal" fo:font-style="normal" fo:font-weight="bold" officeooo:rsid="004b2672" style:font-size-asian="12pt" style:font-size-complex="12pt"/>
    </style:style>
    <style:style style:name="T40" style:family="text">
      <style:text-properties fo:font-variant="normal" fo:text-transform="none" fo:color="#000000" style:font-name="Liberation Serif" fo:font-size="12pt" fo:letter-spacing="normal" fo:font-style="normal" fo:font-weight="bold" style:font-size-asian="12pt" style:font-size-complex="12pt" loext:padding="0in" loext:border="none"/>
    </style:style>
    <style:style style:name="T41" style:family="text">
      <style:text-properties fo:font-variant="normal" fo:text-transform="none" fo:color="#000000" style:font-name="Liberation Serif" fo:font-size="12pt" fo:letter-spacing="normal" fo:font-style="normal" fo:font-weight="bold" style:font-weight-asian="bold" style:font-weight-complex="bold"/>
    </style:style>
    <style:style style:name="T42" style:family="text">
      <style:text-properties fo:font-variant="normal" fo:text-transform="none" fo:color="#000000" style:font-name="Liberation Serif" fo:font-size="12pt" fo:letter-spacing="normal" fo:font-style="normal" fo:font-weight="bold" style:font-weight-asian="bold" style:font-weight-complex="bold" loext:padding="0in" loext:border="none"/>
    </style:style>
    <style:style style:name="T43" style:family="text">
      <style:text-properties fo:font-variant="normal" fo:text-transform="none" fo:color="#000000" style:font-name="Liberation Serif" fo:font-size="12pt" fo:letter-spacing="normal" fo:font-style="normal" fo:font-weight="bold" officeooo:rsid="00654bf0" style:font-weight-asian="bold" style:font-weight-complex="bold" loext:padding="0in" loext:border="none"/>
    </style:style>
    <style:style style:name="T44" style:family="text">
      <style:text-properties fo:font-variant="normal" fo:text-transform="none" fo:color="#000000" style:font-name="Liberation Serif" fo:font-size="12pt" fo:letter-spacing="normal" fo:background-color="transparent" loext:char-shading-value="0" style:font-size-asian="12pt" style:font-size-complex="12pt" loext:padding="0in" loext:border="none"/>
    </style:style>
    <style:style style:name="T45" style:family="text">
      <style:text-properties fo:font-variant="normal" fo:text-transform="none" fo:color="#000000" style:font-name="Liberation Serif" fo:font-size="10.5pt" fo:letter-spacing="normal" fo:font-style="normal" fo:font-weight="normal"/>
    </style:style>
    <style:style style:name="T46" style:family="text">
      <style:text-properties fo:font-variant="normal" fo:text-transform="none" fo:color="#000000" style:font-name="Liberation Serif" fo:font-size="10.5pt" fo:letter-spacing="normal" fo:font-style="normal" fo:font-weight="normal" fo:background-color="#f5f5f5" loext:char-shading-value="0" loext:padding="0in" loext:border="none"/>
    </style:style>
    <style:style style:name="T47" style:family="text">
      <style:text-properties fo:font-variant="normal" fo:text-transform="none" fo:color="#000000" style:font-name="Liberation Serif" fo:font-size="11.25pt" fo:letter-spacing="normal" fo:font-style="normal" fo:font-weight="normal"/>
    </style:style>
    <style:style style:name="T48" style:family="text">
      <style:text-properties fo:font-variant="normal" fo:text-transform="none" fo:color="#212529" style:font-name="SFMono-Regular" fo:font-size="10.5pt" fo:letter-spacing="normal" fo:font-style="normal" fo:font-weight="normal"/>
    </style:style>
    <style:style style:name="T49" style:family="text">
      <style:text-properties fo:font-variant="normal" fo:text-transform="none" fo:color="#ce5c00" style:font-name="SFMono-Regular" fo:font-size="10.5pt" fo:letter-spacing="normal" fo:font-style="normal" fo:font-weight="normal"/>
    </style:style>
    <style:style style:name="T50" style:family="text">
      <style:text-properties fo:font-variant="normal" fo:text-transform="none" fo:color="#8f5902" style:font-name="SFMono-Regular" fo:font-size="10.5pt" fo:letter-spacing="normal" fo:font-style="normal" fo:font-weight="normal"/>
    </style:style>
    <style:style style:name="T51" style:family="text">
      <style:text-properties fo:font-variant="normal" fo:text-transform="none" fo:color="#4e9a06" style:font-name="SFMono-Regular" fo:font-size="10.5pt" fo:letter-spacing="normal" fo:font-style="normal" fo:font-weight="normal"/>
    </style:style>
    <style:style style:name="T52" style:family="text">
      <style:text-properties fo:font-variant="normal" fo:text-transform="none" fo:font-size="12pt" fo:letter-spacing="normal" fo:font-style="normal" fo:font-weight="bold"/>
    </style:style>
    <style:style style:name="T53" style:family="text">
      <style:text-properties fo:font-variant="normal" fo:text-transform="none" fo:font-size="12pt" fo:letter-spacing="normal" fo:font-style="normal" fo:font-weight="bold" style:font-weight-asian="normal" style:font-weight-complex="normal"/>
    </style:style>
    <style:style style:name="T54" style:family="text">
      <style:text-properties fo:font-variant="normal" fo:text-transform="none" fo:font-size="12pt" fo:letter-spacing="normal" fo:font-style="normal" fo:font-weight="normal"/>
    </style:style>
    <style:style style:name="T55" style:family="text">
      <style:text-properties fo:font-variant="normal" fo:text-transform="none" fo:font-size="12pt" fo:letter-spacing="normal" fo:font-style="normal" fo:font-weight="normal" officeooo:rsid="00497bf7"/>
    </style:style>
    <style:style style:name="T56" style:family="text">
      <style:text-properties fo:font-variant="normal" fo:text-transform="none" fo:font-size="12pt" fo:letter-spacing="normal" fo:font-style="normal" fo:font-weight="normal" style:font-size-asian="12pt" style:font-size-complex="12pt"/>
    </style:style>
    <style:style style:name="T57" style:family="text">
      <style:text-properties fo:font-variant="normal" fo:text-transform="none" fo:font-size="12pt" fo:letter-spacing="normal" fo:font-style="normal" fo:font-weight="normal" officeooo:rsid="002667b5" style:font-size-asian="12pt" style:font-size-complex="12pt"/>
    </style:style>
    <style:style style:name="T5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font-size="12pt" fo:letter-spacing="normal" fo:font-style="normal" fo:font-weight="normal" officeooo:rsid="0023021b" style:font-size-asian="12pt" style:font-weight-asian="normal" style:font-size-complex="12pt" style:font-weight-complex="normal"/>
    </style:style>
    <style:style style:name="T60" style:family="text">
      <style:text-properties fo:font-variant="normal" fo:text-transform="none" fo:font-size="12pt" fo:letter-spacing="normal" fo:font-style="normal" fo:font-weight="normal" style:font-weight-asian="normal" style:font-weight-complex="normal"/>
    </style:style>
    <style:style style:name="T61" style:family="text">
      <style:text-properties fo:font-variant="normal" fo:text-transform="none" fo:color="#204a87" style:font-name="SFMono-Regular" fo:font-size="10.5pt" fo:letter-spacing="normal" fo:font-style="normal" fo:font-weight="normal"/>
    </style:style>
    <style:style style:name="T62" style:family="text">
      <style:text-properties fo:font-variant="normal" fo:text-transform="none" fo:color="#222222" fo:letter-spacing="normal" fo:font-style="normal" fo:font-weight="normal"/>
    </style:style>
    <style:style style:name="T63" style:family="text">
      <style:text-properties fo:font-variant="normal" fo:text-transform="none" fo:color="#222222" fo:letter-spacing="normal" fo:font-style="normal" fo:font-weight="bold"/>
    </style:style>
    <style:style style:name="T64" style:family="text">
      <style:text-properties fo:font-variant="normal" fo:text-transform="none" fo:color="#242729" style:font-name="inherit" fo:font-size="9.75pt" fo:letter-spacing="normal" fo:font-style="normal" fo:font-weight="normal" fo:background-color="transparent" loext:char-shading-value="0" loext:padding="0in" loext:border="none"/>
    </style:style>
    <style:style style:name="T65" style:family="text">
      <style:text-properties fo:font-variant="normal" fo:text-transform="none" fo:color="#242729" style:font-name="Consolas" fo:font-size="9.75pt" fo:letter-spacing="normal" fo:font-style="normal" fo:font-weight="normal" fo:background-color="transparent" loext:char-shading-value="0" loext:padding="0in" loext:border="none"/>
    </style:style>
    <style:style style:name="T66" style:family="text">
      <style:text-properties fo:font-variant="normal" fo:text-transform="none" fo:color="#242729" fo:letter-spacing="normal" fo:background-color="transparent" loext:char-shading-value="0" loext:padding="0in" loext:border="none"/>
    </style:style>
    <style:style style:name="T67" style:family="text">
      <style:text-properties fo:font-variant="normal" fo:text-transform="none" fo:color="#2b91af" style:font-name="inherit" fo:font-size="9.75pt" fo:letter-spacing="normal" fo:font-style="normal" fo:font-weight="normal" fo:background-color="transparent" loext:char-shading-value="0" loext:padding="0in" loext:border="none"/>
    </style:style>
    <style:style style:name="T68" style:family="text">
      <style:text-properties fo:font-variant="normal" fo:text-transform="none" fo:color="#404040" style:font-name="Lato" fo:font-size="12pt" fo:letter-spacing="normal" fo:font-style="normal" fo:font-weight="normal"/>
    </style:style>
    <style:style style:name="T69" style:family="text">
      <style:text-properties fo:font-variant="normal" fo:text-transform="none" fo:color="#404040" fo:letter-spacing="normal"/>
    </style:style>
    <style:style style:name="T70" style:family="text">
      <style:text-properties fo:font-variant="normal" fo:text-transform="none" fo:color="#404040" fo:font-size="12pt" fo:letter-spacing="normal" fo:font-style="normal" fo:font-weight="normal"/>
    </style:style>
    <style:style style:name="T71" style:family="text">
      <style:text-properties fo:font-variant="normal" fo:text-transform="none" fo:color="#404040" style:font-name="Liberation Serif" fo:font-size="12pt" fo:letter-spacing="normal" fo:font-style="normal" fo:font-weight="normal"/>
    </style:style>
    <style:style style:name="T72" style:family="text">
      <style:text-properties fo:font-variant="normal" fo:text-transform="none" fo:color="#404040" style:font-name="Liberation Serif" fo:font-size="12pt" fo:letter-spacing="normal" fo:font-style="normal" fo:font-weight="normal" style:font-size-asian="12pt" style:font-size-complex="12pt"/>
    </style:style>
    <style:style style:name="T73" style:family="text">
      <style:text-properties fo:font-variant="normal" fo:text-transform="none" fo:color="#404040" style:font-name="Liberation Serif" fo:font-size="12pt" fo:letter-spacing="normal" style:font-size-asian="12pt" style:font-size-complex="12pt"/>
    </style:style>
    <style:style style:name="T74" style:family="text">
      <style:text-properties fo:font-variant="normal" fo:text-transform="none" fo:color="#404040" style:font-name="Liberation Serif" fo:letter-spacing="normal"/>
    </style:style>
    <style:style style:name="T75" style:family="text">
      <style:text-properties fo:font-variant="normal" fo:text-transform="none" fo:color="#404040" style:font-name="Liberation Serif" fo:letter-spacing="normal" fo:font-style="normal" fo:font-weight="normal"/>
    </style:style>
    <style:style style:name="T76" style:family="text">
      <style:text-properties fo:font-variant="normal" fo:text-transform="none" fo:color="#e74c3c" style:font-name="Consolas1" fo:font-size="9pt" fo:letter-spacing="normal" fo:font-style="normal" fo:font-weight="normal" fo:background-color="#ffffff" loext:char-shading-value="0" loext:padding-left="0.052in" loext:padding-right="0.052in" loext:padding-top="0.0209in" loext:padding-bottom="0.0209in" loext:border="0.06pt solid #e1e4e5"/>
    </style:style>
    <style:style style:name="T77" style:family="text">
      <style:text-properties fo:font-variant="normal" fo:text-transform="none" fo:color="#e74c3c" fo:font-size="9pt" fo:letter-spacing="normal" fo:font-style="normal" fo:font-weight="normal" fo:background-color="#ffffff" loext:char-shading-value="0" loext:padding-left="0.052in" loext:padding-right="0.052in" loext:padding-top="0.0209in" loext:padding-bottom="0.0209in" loext:border="0.06pt solid #e1e4e5"/>
    </style:style>
    <style:style style:name="T78" style:family="text">
      <style:text-properties fo:font-variant="normal" fo:text-transform="none" fo:color="#e74c3c" style:font-name="Liberation Serif" fo:font-size="9pt" fo:letter-spacing="normal" fo:font-style="normal" fo:font-weight="normal" fo:background-color="#ffffff" loext:char-shading-value="0" loext:padding-left="0.052in" loext:padding-right="0.052in" loext:padding-top="0.0209in" loext:padding-bottom="0.0209in" loext:border="0.06pt solid #e1e4e5"/>
    </style:style>
    <style:style style:name="T79" style:family="text">
      <style:text-properties fo:font-variant="normal" fo:text-transform="none" fo:color="#e74c3c" style:font-name="Liberation Serif" fo:letter-spacing="normal" fo:font-style="normal" fo:font-weight="normal" fo:background-color="#ffffff" loext:char-shading-value="0" loext:padding-left="0.052in" loext:padding-right="0.052in" loext:padding-top="0.0209in" loext:padding-bottom="0.0209in" loext:border="0.06pt solid #e1e4e5"/>
    </style:style>
    <style:style style:name="T80" style:family="text">
      <style:text-properties fo:font-variant="normal" fo:text-transform="none" fo:color="#e74c3c" style:font-name="Liberation Serif" fo:font-size="12pt" fo:letter-spacing="normal" fo:font-style="normal" fo:font-weight="normal" fo:background-color="#ffffff" loext:char-shading-value="0" style:font-size-asian="12pt" style:font-size-complex="12pt" loext:padding-left="0.052in" loext:padding-right="0.052in" loext:padding-top="0.0209in" loext:padding-bottom="0.0209in" loext:border="0.06pt solid #e1e4e5"/>
    </style:style>
    <style:style style:name="T81" style:family="text">
      <style:text-properties fo:font-variant="normal" fo:text-transform="none" style:font-name="Liberation Serif" fo:font-size="12pt" fo:letter-spacing="normal" fo:font-style="normal" fo:font-weight="normal" style:font-size-asian="12pt" style:font-size-complex="12pt"/>
    </style:style>
    <style:style style:name="T82" style:family="text">
      <style:text-properties fo:font-variant="normal" fo:text-transform="none" style:font-name="Liberation Serif" fo:font-size="12pt" fo:letter-spacing="normal" fo:font-style="normal" fo:font-weight="normal" fo:background-color="#ffffff" loext:char-shading-value="0" style:font-size-asian="12pt" style:font-size-complex="12pt" loext:padding-left="0.052in" loext:padding-right="0.052in" loext:padding-top="0.0209in" loext:padding-bottom="0.0209in" loext:border="0.06pt solid #e1e4e5"/>
    </style:style>
    <style:style style:name="T83" style:family="text">
      <style:text-properties fo:font-variant="normal" fo:text-transform="none" style:font-name="Liberation Serif" fo:font-size="12pt" fo:letter-spacing="normal" style:font-size-asian="12pt" style:font-size-complex="12pt"/>
    </style:style>
    <style:style style:name="T84"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85" style:family="text">
      <style:text-properties fo:font-variant="normal" fo:text-transform="none" style:use-window-font-color="true" style:font-name="Liberation Serif" fo:font-size="12pt" fo:letter-spacing="normal" fo:font-style="normal" fo:font-weight="normal" officeooo:rsid="006e1e52" style:font-size-asian="12pt" style:font-size-complex="12pt"/>
    </style:style>
    <style:style style:name="T86" style:family="text">
      <style:text-properties fo:font-variant="normal" fo:text-transform="none" style:use-window-font-color="true" style:font-name="Liberation Serif" fo:font-size="12pt" fo:letter-spacing="normal" fo:font-style="normal" fo:font-weight="normal" officeooo:rsid="006f2df0" style:font-size-asian="12pt" style:font-size-complex="12pt"/>
    </style:style>
    <style:style style:name="T87" style:family="text">
      <style:text-properties fo:font-variant="normal" fo:text-transform="none" style:use-window-font-color="true" style:font-name="Liberation Serif" fo:font-size="12pt" fo:letter-spacing="normal" fo:font-style="normal" fo:font-weight="normal" fo:background-color="#ffffff" loext:char-shading-value="0" style:font-size-asian="12pt" style:font-size-complex="12pt" loext:padding-left="0.052in" loext:padding-right="0.052in" loext:padding-top="0.0209in" loext:padding-bottom="0.0209in" loext:border="0.06pt solid #e1e4e5"/>
    </style:style>
    <style:style style:name="T88" style:family="text">
      <style:text-properties fo:font-variant="normal" fo:text-transform="none" style:use-window-font-color="true" style:font-name="Liberation Serif" fo:font-size="12pt" fo:letter-spacing="normal" fo:font-style="normal" fo:font-weight="normal" officeooo:rsid="006e1e52" fo:background-color="#ffffff" loext:char-shading-value="0" style:font-size-asian="12pt" style:font-size-complex="12pt" loext:padding-left="0.052in" loext:padding-right="0.052in" loext:padding-top="0.0209in" loext:padding-bottom="0.0209in" loext:border="0.06pt solid #e1e4e5"/>
    </style:style>
    <style:style style:name="T89" style:family="text">
      <style:text-properties fo:font-variant="normal" fo:text-transform="none" style:use-window-font-color="true" style:font-name="Liberation Serif" fo:font-size="12pt" fo:letter-spacing="normal" style:font-size-asian="12pt" style:font-size-complex="12pt"/>
    </style:style>
    <style:style style:name="T90" style:family="text">
      <style:text-properties fo:font-variant="normal" fo:text-transform="none" style:use-window-font-color="true" style:font-name="Liberation Serif" fo:font-size="12pt" fo:letter-spacing="normal" fo:font-weight="normal" style:font-size-asian="12pt" style:font-size-complex="12pt"/>
    </style:style>
    <style:style style:name="T91" style:family="text">
      <style:text-properties fo:font-variant="normal" fo:text-transform="none" style:use-window-font-color="true" style:font-name="Liberation Serif" fo:letter-spacing="normal" fo:font-style="normal" fo:font-weight="normal"/>
    </style:style>
    <style:style style:name="T92" style:family="text">
      <style:text-properties fo:font-variant="normal" fo:text-transform="none" style:use-window-font-color="true" fo:font-size="12pt" fo:letter-spacing="normal" fo:font-style="normal" fo:font-weight="normal" style:font-size-asian="12pt" style:font-size-complex="12pt"/>
    </style:style>
    <style:style style:name="T93" style:family="text">
      <style:text-properties fo:font-variant="normal" fo:text-transform="none" style:use-window-font-color="true" fo:letter-spacing="normal" fo:font-style="normal" fo:font-weight="normal"/>
    </style:style>
    <style:style style:name="T94" style:family="text">
      <style:text-properties fo:font-variant="normal" fo:text-transform="none" fo:color="#34495e" style:font-name="Liberation Serif" fo:font-size="12pt" fo:letter-spacing="normal" fo:font-style="normal" fo:font-weight="normal" style:font-size-asian="12pt" style:font-size-complex="12pt"/>
    </style:style>
    <style:style style:name="T95" style:family="text">
      <style:text-properties fo:font-variant="normal" fo:text-transform="none" fo:color="#34495e" style:font-name="Liberation Serif" fo:font-size="11.25pt" fo:letter-spacing="normal" fo:font-style="normal" fo:font-weight="normal" style:font-size-asian="12pt" style:font-size-complex="12pt"/>
    </style:style>
    <style:style style:name="T96" style:family="text">
      <style:text-properties fo:font-variant="normal" fo:text-transform="none" fo:color="#34495e" style:font-name="Liberation Serif" fo:letter-spacing="normal" fo:font-style="normal" fo:font-weight="normal"/>
    </style:style>
    <style:style style:name="T97" style:family="text">
      <style:text-properties fo:font-variant="normal" fo:text-transform="none" fo:color="#34495e" style:font-name="Source Sans Pro" fo:font-size="11.25pt" fo:letter-spacing="normal" fo:font-style="normal" fo:font-weight="normal" style:font-size-asian="12pt" style:font-size-complex="12pt"/>
    </style:style>
    <style:style style:name="T98" style:family="text">
      <style:text-properties fo:font-variant="normal" fo:text-transform="none" fo:color="#34495e" fo:font-size="11.25pt" fo:letter-spacing="normal" fo:font-style="normal" fo:font-weight="normal" style:font-size-asian="12pt" style:font-size-complex="12pt"/>
    </style:style>
    <style:style style:name="T99" style:family="text">
      <style:text-properties fo:font-variant="normal" fo:text-transform="none" fo:color="#34495e" fo:font-size="12pt" fo:letter-spacing="normal" fo:font-style="normal" fo:font-weight="normal" style:font-size-asian="12pt" style:font-size-complex="12pt"/>
    </style:style>
    <style:style style:name="T100" style:family="text">
      <style:text-properties fo:font-variant="normal" fo:text-transform="none" fo:letter-spacing="normal" fo:font-style="normal" fo:font-weight="normal"/>
    </style:style>
    <style:style style:name="T101" style:family="text">
      <style:text-properties fo:color="#222222"/>
    </style:style>
    <style:style style:name="T102" style:family="text">
      <style:text-properties fo:color="#222222" fo:font-weight="bold"/>
    </style:style>
    <style:style style:name="T103" style:family="text">
      <style:text-properties officeooo:rsid="002667b5"/>
    </style:style>
    <style:style style:name="T104" style:family="text">
      <style:text-properties fo:font-weight="normal"/>
    </style:style>
    <style:style style:name="T105" style:family="text">
      <style:text-properties fo:font-weight="normal" style:font-size-asian="12pt" style:font-size-complex="12pt"/>
    </style:style>
    <style:style style:name="T106" style:family="text">
      <style:text-properties fo:font-weight="normal" style:font-size-asian="12pt" style:font-size-complex="12pt" loext:padding="0in" loext:border="none"/>
    </style:style>
    <style:style style:name="T107" style:family="text">
      <style:text-properties fo:font-weight="normal" officeooo:rsid="001de1e2"/>
    </style:style>
    <style:style style:name="T108" style:family="text">
      <style:text-properties fo:font-weight="normal" officeooo:rsid="001bb9f7"/>
    </style:style>
    <style:style style:name="T109" style:family="text">
      <style:text-properties fo:letter-spacing="normal" fo:background-color="transparent" loext:char-shading-value="0" style:font-size-asian="12pt" style:font-size-complex="12pt"/>
    </style:style>
    <style:style style:name="T110" style:family="text">
      <style:text-properties fo:letter-spacing="normal" fo:font-weight="bold"/>
    </style:style>
    <style:style style:name="T111" style:family="text">
      <style:text-properties fo:letter-spacing="normal" fo:font-weight="bold" officeooo:rsid="0054b0d7"/>
    </style:style>
    <style:style style:name="T112" style:family="text">
      <style:text-properties fo:font-weight="bold"/>
    </style:style>
    <style:style style:name="T113" style:family="text">
      <style:text-properties fo:font-weight="bold" style:font-weight-asian="bold" style:font-weight-complex="bold"/>
    </style:style>
    <style:style style:name="T114" style:family="text">
      <style:text-properties fo:font-weight="bold" style:font-size-asian="12pt" style:font-size-complex="12pt"/>
    </style:style>
    <style:style style:name="T115" style:family="text">
      <style:text-properties fo:font-weight="bold" style:font-size-asian="12pt" style:font-weight-asian="bold" style:font-size-complex="12pt" style:font-weight-complex="bold"/>
    </style:style>
    <style:style style:name="T116" style:family="text">
      <style:text-properties fo:font-weight="bold" style:font-size-asian="12pt" style:font-weight-asian="bold" style:font-size-complex="12pt" style:font-weight-complex="bold" loext:padding="0in" loext:border="none"/>
    </style:style>
    <style:style style:name="T117" style:family="text">
      <style:text-properties fo:font-weight="bold" loext:padding="0in" loext:border="none"/>
    </style:style>
    <style:style style:name="T118" style:family="text">
      <style:text-properties fo:font-weight="bold" style:font-name-asian="DejaVu Sans Mono1" style:font-weight-asian="bold" style:font-name-complex="Times New Roman1" style:font-weight-complex="bold"/>
    </style:style>
    <style:style style:name="T119" style:family="text">
      <style:text-properties style:font-weight-asian="normal" style:font-weight-complex="normal"/>
    </style:style>
    <style:style style:name="T120" style:family="text">
      <style:text-properties style:font-size-asian="12pt" style:font-weight-asian="normal" style:font-name-complex="Times New Roman1" style:font-size-complex="12pt" style:font-weight-complex="normal"/>
    </style:style>
    <style:style style:name="T121" style:family="text">
      <style:text-properties officeooo:rsid="0030ef08" style:font-size-asian="12pt" style:font-weight-asian="normal" style:font-name-complex="Times New Roman1" style:font-size-complex="12pt" style:font-weight-complex="normal"/>
    </style:style>
    <style:style style:name="T122" style:family="text">
      <style:text-properties style:font-size-asian="12pt" style:font-weight-asian="normal" style:font-size-complex="12pt" style:font-weight-complex="normal"/>
    </style:style>
    <style:style style:name="T123" style:family="text">
      <style:text-properties officeooo:rsid="0035c724" style:font-size-asian="12pt" style:font-weight-asian="normal" style:font-size-complex="12pt" style:font-weight-complex="normal"/>
    </style:style>
    <style:style style:name="T124" style:family="text">
      <style:text-properties style:font-size-asian="12pt" style:font-size-complex="12pt"/>
    </style:style>
    <style:style style:name="T125" style:family="text">
      <style:text-properties style:font-size-asian="12pt" style:font-weight-asian="bold" style:font-size-complex="12pt" style:font-weight-complex="bold"/>
    </style:style>
    <style:style style:name="T126" style:family="text">
      <style:text-properties officeooo:rsid="00318e9c"/>
    </style:style>
    <style:style style:name="T127" style:family="text">
      <style:text-properties officeooo:rsid="003cfcd6"/>
    </style:style>
    <style:style style:name="T128" style:family="text">
      <style:text-properties fo:font-style="italic"/>
    </style:style>
    <style:style style:name="T129" style:family="text">
      <style:text-properties fo:font-style="italic" officeooo:rsid="00495102"/>
    </style:style>
    <style:style style:name="T130" style:family="text">
      <style:text-properties fo:font-style="italic" loext:padding="0in" loext:border="none"/>
    </style:style>
    <style:style style:name="T131" style:family="text">
      <style:text-properties fo:font-style="normal"/>
    </style:style>
    <style:style style:name="T132" style:family="text">
      <style:text-properties fo:font-style="normal" fo:font-weight="normal" style:font-size-asian="12pt" style:font-size-complex="12pt" loext:padding="0in" loext:border="none"/>
    </style:style>
    <style:style style:name="T133" style:family="text">
      <style:text-properties style:font-name="Liberation Serif" fo:font-weight="normal"/>
    </style:style>
    <style:style style:name="T134" style:family="text">
      <style:text-properties style:font-name="Liberation Serif" fo:font-weight="normal" officeooo:rsid="002ca11e" style:font-weight-asian="normal" style:font-weight-complex="normal" loext:padding="0in" loext:border="none"/>
    </style:style>
    <style:style style:name="T135" style:family="text">
      <style:text-properties style:font-name="Liberation Serif" fo:font-weight="normal" style:font-size-asian="12pt" style:font-size-complex="12pt"/>
    </style:style>
    <style:style style:name="T136" style:family="text">
      <style:text-properties style:font-name="Liberation Serif" fo:font-weight="normal" fo:background-color="transparent" loext:char-shading-value="0"/>
    </style:style>
    <style:style style:name="T137" style:family="text">
      <style:text-properties style:font-name="Liberation Serif" style:font-weight-asian="normal" style:font-weight-complex="normal"/>
    </style:style>
    <style:style style:name="T138" style:family="text">
      <style:text-properties fo:font-size="12pt" style:font-size-asian="12pt" style:font-size-complex="12pt"/>
    </style:style>
    <style:style style:name="T139" style:family="text">
      <style:text-properties fo:font-size="12pt" style:font-size-asian="12pt" style:font-size-complex="12pt" loext:padding="0in" loext:border="none"/>
    </style:style>
    <style:style style:name="T140" style:family="text">
      <style:text-properties fo:font-size="12pt" fo:font-weight="bold" style:font-size-asian="12pt" style:font-size-complex="12pt" loext:padding="0in" loext:border="none"/>
    </style:style>
    <style:style style:name="T141" style:family="text">
      <style:text-properties fo:font-size="12pt" fo:font-style="italic" style:font-size-asian="12pt" style:font-size-complex="12pt" loext:padding="0in" loext:border="none"/>
    </style:style>
    <style:style style:name="T142" style:family="text">
      <style:text-properties fo:font-size="10.5pt" fo:font-style="normal" fo:font-weight="normal"/>
    </style:style>
    <style:style style:name="T143" style:family="text">
      <style:text-properties officeooo:rsid="004b2672"/>
    </style:style>
    <style:style style:name="T144" style:family="text">
      <style:text-properties fo:background-color="transparent" loext:char-shading-value="0"/>
    </style:style>
    <style:style style:name="T145" style:family="text">
      <style:text-properties fo:background-color="transparent" loext:char-shading-value="0" style:font-name-complex="Times New Roman1"/>
    </style:style>
    <style:style style:name="T146" style:family="text">
      <style:text-properties loext:padding="0in" loext:border="none"/>
    </style:style>
    <style:style style:name="T147" style:family="text">
      <style:text-properties style:font-name-asian="DejaVu Sans Mono1" style:font-name-complex="Times New Roman1"/>
    </style:style>
    <style:style style:name="T148" style:family="text">
      <style:text-properties fo:font-size="9.80000019073486pt"/>
    </style:style>
    <style:style style:name="T149" style:family="text">
      <style:text-properties style:font-name-complex="Times New Roman1"/>
    </style:style>
    <style:style style:name="T150" style:family="text">
      <style:text-properties officeooo:rsid="003cfcd6" style:font-name-complex="Times New Roman1"/>
    </style:style>
    <style:style style:name="T151" style:family="text">
      <style:text-properties officeooo:rsid="00297156" style:font-name-complex="Times New Roman1"/>
    </style:style>
    <style:style style:name="T152" style:family="text">
      <style:text-properties officeooo:rsid="003b2015"/>
    </style:style>
    <style:style style:name="T153" style:family="text">
      <style:text-properties style:use-window-font-color="true"/>
    </style:style>
    <style:style style:name="T154" style:family="text">
      <style:text-properties style:use-window-font-color="true" style:font-name="Liberation Serif" fo:font-weight="normal"/>
    </style:style>
    <style:style style:name="T155" style:family="text">
      <style:text-properties style:use-window-font-color="true" style:text-line-through-style="none" style:text-line-through-type="none" style:font-name="Liberation Serif" style:text-underline-style="none" fo:font-weight="normal" style:text-blinking="false" fo:background-color="transparent" loext:char-shading-value="0" loext:padding="0in" loext:border="none"/>
    </style:style>
    <style:style style:name="T156" style:family="text">
      <style:text-properties style:use-window-font-color="true" style:font-name="Liberation Serif" fo:font-size="12pt" fo:letter-spacing="normal" fo:font-weight="normal" style:font-size-asian="12pt" style:font-size-complex="12pt"/>
    </style:style>
    <style:style style:name="T157" style:family="text">
      <style:text-properties officeooo:rsid="006abf64"/>
    </style:style>
    <style:style style:name="T158" style:family="text">
      <style:text-properties fo:color="#404040" style:font-name="Lato" fo:font-size="12pt" fo:letter-spacing="normal" fo:font-weight="normal"/>
    </style:style>
    <style:style style:name="T159" style:family="text">
      <style:text-properties fo:color="#404040" fo:font-size="12pt" fo:letter-spacing="normal" fo:font-weight="normal"/>
    </style:style>
    <style:style style:name="T160" style:family="text">
      <style:text-properties fo:color="#404040" style:font-name="Liberation Serif" fo:font-size="12pt" fo:letter-spacing="normal" fo:font-weight="normal"/>
    </style:style>
    <style:style style:name="T161" style:family="text">
      <style:text-properties fo:color="#404040" style:font-name="Liberation Serif" fo:font-size="12pt" fo:letter-spacing="normal" fo:font-weight="normal" style:font-size-asian="12pt" style:font-size-complex="12pt"/>
    </style:style>
    <style:style style:name="T162" style:family="text">
      <style:text-properties fo:color="#404040" style:font-name="Liberation Serif" fo:letter-spacing="normal" fo:font-weight="normal"/>
    </style:style>
    <style:style style:name="T163" style:family="text">
      <style:text-properties style:font-name="Liberation Serif" fo:font-size="12pt" fo:letter-spacing="normal" fo:font-weight="normal"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 structures</text:h>
      <text:p text:style-name="P2"/>
      <text:p text:style-name="P43"><text:bookmark text:name="user-content-what-is-the-purpose-of-a-list-array-in-some-programming-languages-data-structure-name-some-methods-of-it"/>What is the purpose of a list (array in some programming languages) data structure? Name some methods of it!</text:p>
      <text:p text:style-name="P43"/>
      <text:p text:style-name="P19"><text:span text:style-name="T84">The Python list type is called </text:span><text:span text:style-name="T85">list</text:span><text:span text:style-name="T84">. It is a type of sequence – we can use it to store multiple values, and access them sequentially, by their position, or </text:span><text:span text:style-name="Emphasis"><text:span text:style-name="T156">index</text:span></text:span><text:span text:style-name="T84">, in the list. We define a list </text:span><text:span text:style-name="T85">l</text:span><text:span text:style-name="Emphasis"><text:span text:style-name="T156">iteral</text:span></text:span><text:span text:style-name="Emphasis"><text:span text:style-name="T90"> </text:span></text:span><text:span text:style-name="T84">by putting a comma-separated list of values inside square bracket.</text:span></text:p>
      <text:p text:style-name="P2"><text:span text:style-name="T107">H</text:span><text:span text:style-name="T108">ere are some example for list methods:</text:span></text:p>
      <text:list xml:id="list1719183526" text:style-name="L1">
        <text:list-item>
          <text:p text:style-name="P53">append (x)</text:p>
        </text:list-item>
        <text:list-item>
          <text:p text:style-name="P53"><text:span text:style-name="T11">extend(</text:span><text:span text:style-name="Variable"><text:span text:style-name="T11">iterable)</text:span></text:span></text:p>
        </text:list-item>
        <text:list-item>
          <text:p text:style-name="P53"><text:span text:style-name="Variable">insert (i, x)</text:span></text:p>
        </text:list-item>
        <text:list-item>
          <text:p text:style-name="P53"><text:span text:style-name="Variable">remove(x)</text:span></text:p>
        </text:list-item>
        <text:list-item>
          <text:p text:style-name="P53"><text:span text:style-name="Variable"><text:span text:style-name="T13">pop ([</text:span></text:span><text:span text:style-name="Variable"><text:span text:style-name="T12">i</text:span></text:span><text:span text:style-name="Variable"><text:span text:style-name="T13">])</text:span></text:span></text:p>
        </text:list-item>
        <text:list-item>
          <text:p text:style-name="P53"><text:span text:style-name="Variable">count (x)</text:span></text:p>
        </text:list-item>
        <text:list-item>
          <text:p text:style-name="P53"><text:span text:style-name="Variable">index(x[, start[, end]])</text:span></text:p>
        </text:list-item>
      </text:list>
      <text:p text:style-name="P2"/>
      <text:p text:style-name="P48"><text:bookmark text:name="user-content-what-is-the-difference-between-a-listarray-and-a-set"/>What is the difference between a list/array and a set?</text:p>
      <text:p text:style-name="P48"><text:bookmark text:name="tablepress-10"/></text:p>
      <table:table table:name="Table1" table:style-name="Table1">
        <table:table-column table:style-name="Table1.A"/>
        <table:table-column table:style-name="Table1.B"/>
        <table:table-header-rows>
          <table:table-row>
            <table:table-cell table:style-name="Table1.A1" office:value-type="string">
              <text:p text:style-name="P2">Set</text:p>
            </table:table-cell>
            <table:table-cell table:style-name="Table1.A1" office:value-type="string">
              <text:p text:style-name="P2">List</text:p>
            </table:table-cell>
          </table:table-row>
        </table:table-header-rows>
        <table:table-row>
          <table:table-cell table:style-name="Table1.A2" office:value-type="string">
            <text:p text:style-name="P2">Can contain objects of different types</text:p>
          </table:table-cell>
          <table:table-cell table:style-name="Table1.A2" office:value-type="string">
            <text:p text:style-name="P2">Can contain objects of different types</text:p>
          </table:table-cell>
        </table:table-row>
        <table:table-row>
          <table:table-cell table:style-name="Table1.A3" office:value-type="string">
            <text:p text:style-name="P2">Unordered</text:p>
          </table:table-cell>
          <table:table-cell table:style-name="Table1.A3" office:value-type="string">
            <text:p text:style-name="P2">Ordered</text:p>
          </table:table-cell>
        </table:table-row>
        <table:table-row>
          <table:table-cell table:style-name="Table1.A4" office:value-type="string">
            <text:p text:style-name="P2">Does not support slicing</text:p>
          </table:table-cell>
          <table:table-cell table:style-name="Table1.A4" office:value-type="string">
            <text:p text:style-name="P2">Supports slicing</text:p>
          </table:table-cell>
        </table:table-row>
        <table:table-row>
          <table:table-cell table:style-name="Table1.A3" office:value-type="string">
            <text:p text:style-name="P2">Iterable</text:p>
          </table:table-cell>
          <table:table-cell table:style-name="Table1.A3" office:value-type="string">
            <text:p text:style-name="P2">Iterable</text:p>
          </table:table-cell>
        </table:table-row>
        <table:table-row>
          <table:table-cell table:style-name="Table1.A4" office:value-type="string">
            <text:p text:style-name="P2">Mutable</text:p>
          </table:table-cell>
          <table:table-cell table:style-name="Table1.A4" office:value-type="string">
            <text:p text:style-name="P2">Mutable</text:p>
          </table:table-cell>
        </table:table-row>
        <table:table-row>
          <table:table-cell table:style-name="Table1.A3" office:value-type="string">
            <text:p text:style-name="P2">No duplicates</text:p>
          </table:table-cell>
          <table:table-cell table:style-name="Table1.A3" office:value-type="string">
            <text:p text:style-name="P2">Duplicates</text:p>
          </table:table-cell>
        </table:table-row>
        <table:table-row>
          <table:table-cell table:style-name="Table1.A4" office:value-type="string">
            <text:p text:style-name="P2">Cannot contain mutables</text:p>
          </table:table-cell>
          <table:table-cell table:style-name="Table1.A4" office:value-type="string">
            <text:p text:style-name="P2">Can contain other lists</text:p>
          </table:table-cell>
        </table:table-row>
        <table:table-row>
          <table:table-cell table:style-name="Table1.A3" office:value-type="string">
            <text:p text:style-name="P2">Faster to lookup items</text:p>
          </table:table-cell>
          <table:table-cell table:style-name="Table1.A3" office:value-type="string">
            <text:p text:style-name="P2">Slightly faster to iterate over items</text:p>
          </table:table-cell>
        </table:table-row>
      </table:table>
      <text:p text:style-name="P2"/>
      <text:p text:style-name="P2"/>
      <text:p text:style-name="P39"><text:bookmark text:name="user-content-what-is-the-purpose-and-methods-of-a-dictionarymap-data-structure"/><text:soft-page-break/>What is the purpose and methods of a dictionary/map data structure?</text:p>
      <text:p text:style-name="P39"/>
      <text:p text:style-name="P19"><text:span text:style-name="T84">The Python dictionary type is called </text:span><text:span text:style-name="T86">dict</text:span><text:span text:style-name="T84">. We can use a dictionary to store key-value pairs. To define a dictionary literal, we put a comma-separated list of key-value pairs between curly brackets. We use a colon to separate each key from its value. We access values in the dictionary in much the same way as list or tuple elements, but we use keys instead of indices.</text:span></text:p>
      <text:p text:style-name="P19"><text:span text:style-name="T84">There are many useful methods like </text:span><text:span text:style-name="Source_20_Text"><text:span text:style-name="T84">pop </text:span></text:span><text:span text:style-name="T84">or </text:span><text:span text:style-name="Source_20_Text"><text:span text:style-name="T84">setdefault</text:span></text:span><text:span text:style-name="T84">.</text:span></text:p>
      <text:h text:style-name="Heading_20_1" text:outline-level="1">Algorithms</text:h>
      <text:p text:style-name="Text_20_body"/>
      <text:p text:style-name="P39"><text:bookmark text:name="user-content-fibonacci-sequences-write-a-method-or-pseudo-code-that-generates-the-fibonacci-sequences"/>Fibonacci sequences. Write a method (or pseudo code), that generates the Fibonacci sequences.</text:p>
      <text:p text:style-name="P39"/>
      <text:p text:style-name="P19"><text:span text:style-name="Source_20_Text"><text:span text:style-name="T5">def F</text:span></text:span><text:span text:style-name="Source_20_Text"><text:span text:style-name="T6">ibonacci_sequences</text:span></text:span><text:span text:style-name="Source_20_Text"><text:span text:style-name="T5">(n):</text:span></text:span></text:p>
      <text:p text:style-name="P2"><text:span text:style-name="Source_20_Text"><text:span text:style-name="T44"><text:s text:c="4"/></text:span></text:span><text:span text:style-name="Source_20_Text"><text:span text:style-name="T35">if n == 0:</text:span></text:span></text:p>
      <text:p text:style-name="P2"><text:span text:style-name="Source_20_Text"><text:s text:c="4"/><text:tab/>return 0</text:span></text:p>
      <text:p text:style-name="P2"><text:span text:style-name="Source_20_Text"><text:span text:style-name="T44"><text:s text:c="4"/></text:span></text:span><text:span text:style-name="Source_20_Text"><text:span text:style-name="T35">elif n == 1:</text:span></text:span></text:p>
      <text:p text:style-name="P2"><text:span text:style-name="Source_20_Text"><text:s text:c="4"/><text:tab/>return 1</text:span></text:p>
      <text:p text:style-name="P2"><text:span text:style-name="Source_20_Text"><text:span text:style-name="T44"><text:s text:c="4"/></text:span></text:span><text:span text:style-name="Source_20_Text"><text:span text:style-name="T35">else: </text:span></text:span></text:p>
      <text:p text:style-name="P19"><text:span text:style-name="Source_20_Text"><text:s text:c="4"/><text:tab/>return F(n-1)+F(n-2)</text:span></text:p>
      <text:p text:style-name="P19"><text:span text:style-name="Source_20_Text"/></text:p>
      <text:p text:style-name="P39"><text:bookmark text:name="user-content-how-do-you-find-a-max-value-in-a-listarray-if-you-cant-use-any-built-in-functions"/>How do you find a max value in a list/array if you can’t use any built-in functions</text:p>
      <text:p text:style-name="P39"/>
      <text:p text:style-name="P19"><text:span text:style-name="Source_20_Text">def max(x, y):</text:span></text:p>
      <text:p text:style-name="P2"><text:span text:style-name="Source_20_Text"><text:tab/>try:</text:span></text:p>
      <text:p text:style-name="P2"><text:span text:style-name="Source_20_Text"><text:tab/><text:tab/>int(x), int(y)</text:span></text:p>
      <text:p text:style-name="P2"><text:span text:style-name="Source_20_Text"><text:tab/><text:tab/>if x &gt; y:</text:span></text:p>
      <text:p text:style-name="P2"><text:span text:style-name="Source_20_Text"><text:tab/><text:tab/><text:tab/>return x</text:span></text:p>
      <text:p text:style-name="P2"><text:span text:style-name="Source_20_Text"><text:tab/>else:</text:span></text:p>
      <text:p text:style-name="P2"><text:span text:style-name="Source_20_Text"><text:tab/><text:tab/><text:tab/>return y</text:span></text:p>
      <text:p text:style-name="P2"><text:span text:style-name="Source_20_Text"><text:tab/>except ValueError:</text:span></text:p>
      <text:p text:style-name="P2"><text:span text:style-name="Source_20_Text"><text:tab/><text:tab/>print("At least one of given arguments is not a number !")</text:span></text:p>
      <text:p text:style-name="Quotations"><text:soft-page-break/><text:span text:style-name="Source_20_Text"><text:span text:style-name="T113"/></text:span></text:p>
      <text:p text:style-name="Quotations"><text:span text:style-name="Source_20_Text"><text:span text:style-name="T113"/></text:span></text:p>
      <text:p text:style-name="P39"><text:bookmark text:name="user-content-how-do-you-find-the-average-of-values-in-a-listarray-if-you-cant-use-any-built-in-functions"/>How do you find the average of values in a list/array if you can’t use any built-in functions?</text:p>
      <text:p text:style-name="P39"><text:bookmark text:name="__DdeLink__589_4145078533"/></text:p>
      <text:p text:style-name="P19">def cal_average(num):</text:p>
      <text:p text:style-name="P2"><text:s text:c="4"/><text:span text:style-name="T148">sum_num = 0</text:span></text:p>
      <text:p text:style-name="P2"><text:s text:c="4"/><text:span text:style-name="T148">for t in num:</text:span></text:p>
      <text:p text:style-name="P2"><text:s text:c="8"/><text:span text:style-name="T148">sum_num = sum_num + t</text:span></text:p>
      <text:p text:style-name="P2"><text:s text:c="4"/><text:span text:style-name="T148">avg = sum_num / len(num)</text:span></text:p>
      <text:p text:style-name="P8"><text:s text:c="4"/><text:span text:style-name="T148">return avg</text:span></text:p>
      <text:p text:style-name="P11"/>
      <text:p text:style-name="P8"><text:bookmark text:name="user-content-what-do-we-call-an-in-place-sort"/><text:span text:style-name="T37">What do we call an </text:span><text:span text:style-name="Emphasis"><text:span text:style-name="T37">in-place</text:span></text:span><text:span text:style-name="T37"> sort?</text:span></text:p>
      <text:p text:style-name="P12"/>
      <text:p text:style-name="P8"><text:span text:style-name="T59">T</text:span><text:span text:style-name="T58">he in-place sorting replaces the original un-sorted list to a new sorted list. If you have a list named myList and want to sort it using in-place sorting, </text:span>just call the built-in method as myList.sort()</text:p>
      <text:p text:style-name="P19"/>
      <text:p text:style-name="P39"><text:bookmark text:name="user-content-explain-an-algorithm-which-sorts-a-list"/>Explain an algorithm which sorts a list!</text:p>
      <text:p text:style-name="P39"/>
      <text:p text:style-name="P19">my_list = [11,63,72,52,17]</text:p>
      <text:p text:style-name="P2">my_list.sort()</text:p>
      <text:p text:style-name="P2">print(my_list)</text:p>
      <text:p text:style-name="P19">[11,17,52,63,72]</text:p>
      <text:p text:style-name="P19"/>
      <text:h text:style-name="P92" text:outline-level="1">Programming paradigms – procedural</text:h>
      <text:p text:style-name="Text_20_body"/>
      <text:p text:style-name="P39"><text:bookmark text:name="user-content-what-is-the-call-stack"/>What is the call stack?</text:p>
      <text:p text:style-name="P39"/>
      <text:p text:style-name="P19"><text:span text:style-name="T136">Python stores information about functions which have been called in a </text:span><text:span text:style-name="Emphasis"><text:span text:style-name="T136">call stack</text:span></text:span><text:span text:style-name="T136">. Whenever a function is called, a new </text:span><text:span text:style-name="Emphasis"><text:span text:style-name="T136">stack frame </text:span></text:span><text:span text:style-name="T136">is added to the stack – all of the function’s parameters are added to it, and as the body of the function is executed, local variables will be created there. When </text:span><text:soft-page-break/><text:span text:style-name="T136">the function finishes executing, its stack frame is discarded, and the flow of control returns to wherever you were before you called the function, at the previous level of the stack.</text:span></text:p>
      <text:p text:style-name="P22"/>
      <text:p text:style-name="P39"><text:bookmark text:name="user-content-what-is-stack-overflow"/>What is “Stack overflow”?</text:p>
      <text:p text:style-name="P39"/>
      <text:p text:style-name="P19">A <text:span text:style-name="T119">stack overflow </text:span>is an undesirable condition in which a particular computer program tries to use more memory space than the <text:span text:style-name="T119">call stack has</text:span> available. In programming, the <text:span text:style-name="T119">call stack is</text:span> a buffer that stores requests that need to be handled.</text:p>
      <text:p text:style-name="P19"/>
      <text:p text:style-name="P39"><text:bookmark text:name="user-content-what-are-the-main-parts-of-a-function"/>What are the main parts of a function?</text:p>
      <text:p text:style-name="P39"/>
      <text:p text:style-name="P19"><text:span text:style-name="T103">Function </text:span>consists of the following components:</text:p>
      <text:list xml:id="list146213507" text:style-name="L2">
        <text:list-item>
          <text:p text:style-name="P54"><text:span text:style-name="T56">Keyword “</text:span><text:span text:style-name="T57">def” </text:span><text:span text:style-name="T56">that marks the start of the function header.</text:span></text:p>
        </text:list-item>
        <text:list-item>
          <text:p text:style-name="P54">A function name to uniquely identify the function. </text:p>
        </text:list-item>
        <text:list-item>
          <text:p text:style-name="P54">Parameters (arguments) through which we pass values to a function. They are optional.</text:p>
        </text:list-item>
        <text:list-item>
          <text:p text:style-name="P54">A colon (:) to mark the end of the function header.</text:p>
        </text:list-item>
        <text:list-item>
          <text:p text:style-name="P54">Optional documentation string (docstring) to describe what the function does.</text:p>
        </text:list-item>
        <text:list-item>
          <text:p text:style-name="P54">One or more valid python statements that make up the function body. Statements must have the same indentation level (usually 4 spaces).</text:p>
        </text:list-item>
        <text:list-item>
          <text:p text:style-name="P66"><text:span text:style-name="T56">An optional </text:span><text:span text:style-name="T57">return </text:span><text:span text:style-name="T56">statement to return a value from the function.</text:span></text:p>
          <text:p text:style-name="P74"/>
        </text:list-item>
      </text:list>
      <text:h text:style-name="P92" text:outline-level="1">Programming languages – Python</text:h>
      <text:p text:style-name="P39"/>
      <text:p text:style-name="P39"><text:bookmark text:name="user-content-how-do-you-use-a-dictionary-in-python"/>How do you use a dictionary in Python?</text:p>
      <text:p text:style-name="P39"/>
      <text:p text:style-name="P19">Dictionaries are Python’s implementation of a data structure that is more generally known as an associative array. A dictionary consists of a collection of key-value pairs. Each key-value pair maps the key to its associated value.</text:p>
      <text:p text:style-name="P2"><text:span text:style-name="T33">You can define a dictionary by enclosing a comma-separated list of key-value pairs in curly braces (</text:span><text:span text:style-name="Source_20_Text"><text:span text:style-name="T33">{}</text:span></text:span><text:span text:style-name="T33">). A colon (</text:span><text:span text:style-name="Source_20_Text"><text:span text:style-name="T33">:</text:span></text:span><text:span text:style-name="T33">) separates each key from its associated value:</text:span></text:p>
      <text:p text:style-name="P2"><text:span text:style-name="Source_20_Text">d = {</text:span></text:p>
      <text:p text:style-name="P2"><text:span text:style-name="Source_20_Text"><text:span text:style-name="T25"><text:s text:c="4"/></text:span></text:span><text:span text:style-name="Source_20_Text"><text:span text:style-name="T45">&lt;key&gt;: &lt;value&gt;,</text:span></text:span></text:p>
      <text:p text:style-name="P2"><text:soft-page-break/><text:span text:style-name="Source_20_Text"><text:span text:style-name="T25"><text:s text:c="4"/></text:span></text:span><text:span text:style-name="Source_20_Text"><text:span text:style-name="T45">&lt;key&gt;: &lt;value&gt;,</text:span></text:span></text:p>
      <text:p text:style-name="P2"><text:span text:style-name="Source_20_Text"><text:span text:style-name="T25"><text:s text:c="6"/></text:span></text:span><text:span text:style-name="Source_20_Text"><text:span text:style-name="T45">.</text:span></text:span></text:p>
      <text:p text:style-name="P2"><text:span text:style-name="Source_20_Text"><text:span text:style-name="T25"><text:s text:c="6"/></text:span></text:span><text:span text:style-name="Source_20_Text"><text:span text:style-name="T45">.</text:span></text:span></text:p>
      <text:p text:style-name="P2"><text:span text:style-name="Source_20_Text"><text:span text:style-name="T25"><text:s text:c="6"/></text:span></text:span><text:span text:style-name="Source_20_Text"><text:span text:style-name="T45">.</text:span></text:span></text:p>
      <text:p text:style-name="P2"><text:span text:style-name="Source_20_Text"><text:span text:style-name="T25"><text:s text:c="4"/></text:span></text:span><text:span text:style-name="Source_20_Text"><text:span text:style-name="T45">&lt;key&gt;: &lt;value&gt;</text:span></text:span></text:p>
      <text:p text:style-name="P19"><text:span text:style-name="Source_20_Text">}</text:span></text:p>
      <text:p text:style-name="P19"><text:span text:style-name="Source_20_Text"/></text:p>
      <text:p text:style-name="P39"><text:bookmark text:name="user-content-what-does-it-mean-that-an-object-is-immutable-in-python"/>What does it mean that an object is immutable in Python?</text:p>
      <text:p text:style-name="P39"/>
      <text:p text:style-name="P19"><text:span text:style-name="T3">These are of in-built types like </text:span><text:span text:style-name="T10">i</text:span><text:span text:style-name="Strong_20_Emphasis"><text:span text:style-name="T18">nt, float, bool, string, unicode, tuple</text:span></text:span><text:span text:style-name="T3">. In simple words, an immutable object can’t be changed after it is created.</text:span></text:p>
      <text:p text:style-name="P27"/>
      <text:p text:style-name="P39">What is conditional expression in Python?</text:p>
      <text:p text:style-name="P39"/>
      <text:p text:style-name="P19">For a long time, people have been requesting a way to write conditional expressions, which are expressions that return value A or value B depending on whether a Boolean value is true or false. A conditional expression lets you write a single assignment statement that has the same effect as the following:</text:p>
      <text:p text:style-name="P2">if condition:</text:p>
      <text:p text:style-name="P2"><text:s text:c="4"/><text:span text:style-name="T142">x = true_value</text:span></text:p>
      <text:p text:style-name="P2">else:</text:p>
      <text:p text:style-name="P2"><text:s text:c="4"/><text:span text:style-name="T142">x = false_value</text:span></text:p>
      <text:p text:style-name="P4"/>
      <text:p text:style-name="P39"><text:bookmark text:name="user-content-what-are-different-types-of-arguments-in-python"/>What are different types of arguments in Python?</text:p>
      <text:p text:style-name="P39"/>
      <text:p text:style-name="P19">There are three types of Python function arguments using which we can call a function.</text:p>
      <text:list xml:id="list1797670001" text:style-name="L3">
        <text:list-item>
          <text:p text:style-name="P55">Default Arguments</text:p>
        </text:list-item>
        <text:list-item>
          <text:p text:style-name="P55">Keyword Arguments</text:p>
        </text:list-item>
        <text:list-item>
          <text:p text:style-name="P67">Variable-length Arguments</text:p>
        </text:list-item>
      </text:list>
      <text:p text:style-name="P19"/>
      <text:p text:style-name="P19"/>
      <text:list xml:id="list174702948196511" text:continue-numbering="true" text:style-name="L3">
        <text:list-header>
          <text:p text:style-name="P67"/>
        </text:list-header>
      </text:list>
      <text:p text:style-name="P38"><text:bookmark text:name="user-content-what-is-variable-shadowing-context-variable-scope"/><text:soft-page-break/><text:span text:style-name="T113">What is variable shadowing? (context: variable scop</text:span>e)</text:p>
      <text:p text:style-name="P38"/>
      <text:p text:style-name="P19"><text:span text:style-name="Strong_20_Emphasis"><text:span text:style-name="T27">Variable shadowing means the same thing </text:span></text:span><text:span text:style-name="Strong_20_Emphasis"><text:span text:style-name="Emphasis"><text:span text:style-name="T29">in all cases</text:span></text:span></text:span><text:span text:style-name="Strong_20_Emphasis"><text:span text:style-name="T27">, </text:span></text:span><text:span text:style-name="T47">independent of context. </text:span><text:span text:style-name="T26">It's defined as when a variable "hides" another variable with the same name. So, when variable shadowing occurs, there are </text:span><text:span text:style-name="Emphasis"><text:span text:style-name="T30">two or more </text:span></text:span><text:span text:style-name="T26">variables with the same name, and their definitions are dependent on their scope (meaning their values </text:span><text:span text:style-name="Emphasis"><text:span text:style-name="T30">may </text:span></text:span><text:span text:style-name="T26">be different depending upon scope). Quick example:</text:span></text:p>
      <text:p text:style-name="P2"><text:span text:style-name="Source_20_Text">In [11]: def shadowing():</text:span></text:p>
      <text:p text:style-name="P2"><text:span text:style-name="Source_20_Text"><text:span text:style-name="T44"><text:s text:c="4"/></text:span></text:span><text:span text:style-name="Source_20_Text"><text:span text:style-name="T35">...: <text:s text:c="4"/>x = 1</text:span></text:span></text:p>
      <text:p text:style-name="P2"><text:span text:style-name="Source_20_Text"><text:span text:style-name="T44"><text:s text:c="4"/></text:span></text:span><text:span text:style-name="Source_20_Text"><text:span text:style-name="T35">...: <text:s text:c="4"/>def inner():</text:span></text:span></text:p>
      <text:p text:style-name="P2"><text:span text:style-name="Source_20_Text"><text:span text:style-name="T44"><text:s text:c="4"/></text:span></text:span><text:span text:style-name="Source_20_Text"><text:span text:style-name="T35">...: <text:s text:c="8"/>x = 2</text:span></text:span></text:p>
      <text:p text:style-name="P2"><text:span text:style-name="Source_20_Text"><text:span text:style-name="T44"><text:s text:c="4"/></text:span></text:span><text:span text:style-name="Source_20_Text"><text:span text:style-name="T35">...: <text:s text:c="8"/>print(x)</text:span></text:span></text:p>
      <text:p text:style-name="P2"><text:span text:style-name="Source_20_Text"><text:span text:style-name="T44"><text:s text:c="4"/></text:span></text:span><text:span text:style-name="Source_20_Text"><text:span text:style-name="T35">...: <text:s text:c="4"/>inner()</text:span></text:span></text:p>
      <text:p text:style-name="P2"><text:span text:style-name="Source_20_Text"><text:span text:style-name="T44"><text:s text:c="4"/></text:span></text:span><text:span text:style-name="Source_20_Text"><text:span text:style-name="T35">...: <text:s text:c="4"/>print(x)</text:span></text:span></text:p>
      <text:p text:style-name="P2"><text:span text:style-name="Source_20_Text"><text:span text:style-name="T44"><text:s text:c="4"/></text:span></text:span><text:span text:style-name="Source_20_Text"><text:span text:style-name="T35">...:</text:span></text:span></text:p>
      <text:p text:style-name="P2"/>
      <text:p text:style-name="P2"><text:span text:style-name="Source_20_Text">In [12]: shadowing()</text:span></text:p>
      <text:p text:style-name="P2"><text:span text:style-name="Source_20_Text">2</text:span></text:p>
      <text:p text:style-name="P2"><text:span text:style-name="Source_20_Text">1</text:span></text:p>
      <text:p text:style-name="P19"/>
      <text:p text:style-name="P39">What can happen if you try to delete/drop/add an item from a List, while you are iterating over it in Python?</text:p>
      <text:p text:style-name="P39"/>
      <text:p text:style-name="P19"><text:span text:style-name="T151">E</text:span><text:span text:style-name="T149">very item in a list lives at its own unique index; which are in order, starting from 0. If we remove an item, any item with an index greater than the one we've removed has now been </text:span><text:span text:style-name="T145">shifted down.</text:span></text:p>
      <text:p text:style-name="P79"/>
      <text:p text:style-name="P39"><text:bookmark text:name="user-content-what-is-the-golden-rule-of-variable-scoping-in-python-context-legb-what-is-the-lifetime-of-variables"/>What is the "golden rule" of variable scoping in Python (context: LEGB)? What is the lifetime of variables?</text:p>
      <text:p text:style-name="P39"/>
      <text:p text:style-name="P81"><text:span text:style-name="Strong_20_Emphasis"><text:span text:style-name="T7">Scope resolution via LEGB rule:</text:span></text:span></text:p>
      <text:p text:style-name="P81"><text:span text:style-name="T3"><text:line-break/>In Python, the </text:span><text:span text:style-name="Strong_20_Emphasis"><text:span text:style-name="T7">LEGB rule </text:span></text:span><text:span text:style-name="T3">is used to decide the order in which the namespaces are to be searched for scope resolution.</text:span></text:p>
      <text:p text:style-name="P5"><text:line-break/>The scopes are listed below in terms of hierarchy(highest to lowest/narrowest to broadest):</text:p>
      <text:list xml:id="list3535468175" text:style-name="L4">
        <text:list-item>
          <text:p text:style-name="P56"><text:soft-page-break/>Local(L): Defined inside function/class</text:p>
        </text:list-item>
      </text:list>
      <text:list xml:id="list3509860523" text:style-name="L5">
        <text:list-item>
          <text:p text:style-name="P57">Enclosed(E): Defined inside enclosing functions(Nested function concept)</text:p>
        </text:list-item>
      </text:list>
      <text:list xml:id="list2805611333" text:style-name="L6">
        <text:list-item>
          <text:p text:style-name="P58">Global(G): Defined at the uppermost level</text:p>
        </text:list-item>
      </text:list>
      <text:list xml:id="list4093133781" text:style-name="L7">
        <text:list-item>
          <text:p text:style-name="P59">Built-in(B): Reserved names in Python builtin modules</text:p>
        </text:list-item>
      </text:list>
      <text:p text:style-name="P19">The lifetime of a variable is the time during which the variable stays in memory and is therefore accessible during program execution. It follows, that the values of local variables and of formal parameters are not kept from one method call to the next.</text:p>
      <text:p text:style-name="P19"/>
      <text:p text:style-name="P91"><text:bookmark text:name="user-content-if-you-need-to-access-the-iterator-variable-after-a-for-loop-how-would-you-do-it-in-python"/>If you need to access the iterator variable after a for loop, how would you do it in Python?</text:p>
      <text:p text:style-name="P40"/>
      <text:p text:style-name="P78"><text:span text:style-name="T157">I</text:span>t is not possible to access th<text:span text:style-name="T157">e</text:span> iterator. If you need it, assign it to a variable before the loop.</text:p>
      <text:p text:style-name="P89"><text:span text:style-name="Source_20_Text"><text:span text:style-name="T64">it =</text:span></text:span><text:span text:style-name="Source_20_Text"><text:span text:style-name="T65"> </text:span></text:span><text:span text:style-name="Source_20_Text"><text:span text:style-name="T64">iter(</text:span></text:span><text:span text:style-name="Source_20_Text"><text:span text:style-name="T67">MyObject</text:span></text:span><text:span text:style-name="Source_20_Text"><text:span text:style-name="T64">)</text:span></text:span></text:p>
      <text:p text:style-name="P89"><text:span text:style-name="Source_20_Text"><text:span text:style-name="T64">for</text:span></text:span><text:span text:style-name="Source_20_Text"><text:span text:style-name="T65"> </text:span></text:span><text:span text:style-name="Source_20_Text"><text:span text:style-name="T64">i in</text:span></text:span><text:span text:style-name="Source_20_Text"><text:span text:style-name="T65"> </text:span></text:span><text:span text:style-name="Source_20_Text"><text:span text:style-name="T64">it:</text:span></text:span></text:p>
      <text:p text:style-name="P89"><text:span text:style-name="Source_20_Text"><text:span text:style-name="T66"><text:s text:c="2"/></text:span></text:span><text:span text:style-name="Source_20_Text"><text:span text:style-name="T64">print(i)</text:span></text:span></text:p>
      <text:p text:style-name="P40"/>
      <text:p text:style-name="P39"><text:bookmark text:name="user-content-what-type-of-elements-can-a-list-contain-in-python"/>What type of elements can a list contain in Python?</text:p>
      <text:p text:style-name="P39"/>
      <text:p text:style-name="P19"><text:span text:style-name="T8">Lists essentially store python </text:span><text:span text:style-name="Strong_20_Emphasis"><text:span text:style-name="T8">objects </text:span></text:span><text:span text:style-name="T8">and because everything in python is an object, then you can basically store anything in a list.</text:span></text:p>
      <text:p text:style-name="P28"/>
      <text:p text:style-name="P39"><text:bookmark text:name="user-content-what-is-slice-operator-in-python-and-how-to-use"/>What is slice operator in Python and how to use?</text:p>
      <text:p text:style-name="P39"/>
      <text:p text:style-name="P19">The slice operator is a way to get items from lists, as well as change them.</text:p>
      <text:p text:style-name="P2"><text:span text:style-name="T146">myStr</text:span><text:span text:style-name="T117">[</text:span><text:span text:style-name="T146">start</text:span><text:span text:style-name="T117">:</text:span><text:span text:style-name="T146">stop</text:span><text:span text:style-name="T117">:</text:span><text:span text:style-name="T146">step</text:span><text:span text:style-name="T117">]</text:span></text:p>
      <text:p text:style-name="P2"><text:span text:style-name="T146">myStr</text:span><text:span text:style-name="T117">[:</text:span><text:span text:style-name="T146">stop</text:span><text:span text:style-name="T117">]</text:span> <text:s/><text:span text:style-name="T130"># By using one colon and leaving the first argument blank we automatically start at index 0, stepping by 1</text:span></text:p>
      <text:p text:style-name="P2"><text:span text:style-name="T146">myStr</text:span><text:span text:style-name="T117">[</text:span><text:span text:style-name="T146">start</text:span><text:span text:style-name="T117">:]</text:span> <text:s/><text:span text:style-name="T130"># By using one colon and leaving the last argument blank we automatically go to the end, stepping by 1</text:span></text:p>
      <text:p text:style-name="P19"><text:span text:style-name="T139">myStr</text:span><text:span text:style-name="T140">[::</text:span><text:span text:style-name="T139">step</text:span><text:span text:style-name="T140">]</text:span><text:span text:style-name="T138"> <text:s/></text:span><text:span text:style-name="T141"># by using two colons and leaving the first two arguments blank we start at index 0, go to the end and step by</text:span><text:span text:style-name="T130"> 1</text:span></text:p>
      <text:p text:style-name="P19"><text:span text:style-name="T130"/></text:p>
      <text:p text:style-name="P19"><text:span text:style-name="T130"/></text:p>
      <text:p text:style-name="P30"/>
      <text:p text:style-name="P42"><text:soft-page-break/>What arithmetic operators (+,*,-,/) can be used on lists in Python? What do they do?</text:p>
      <text:p text:style-name="P41"/>
      <text:p text:style-name="P46">Python Program to Perform List Arithmetic Operations:</text:p>
      <text:p text:style-name="P50"><text:s/></text:p>
      <text:p text:style-name="P51">NumList1 = [10, 20, 30]</text:p>
      <text:p text:style-name="P51">NumList2 = [5, 2, 3]</text:p>
      <text:p text:style-name="P51">add = []</text:p>
      <text:p text:style-name="P51">sub = []</text:p>
      <text:p text:style-name="P51">multi = []</text:p>
      <text:p text:style-name="P51">div = []</text:p>
      <text:p text:style-name="P51">mod = []</text:p>
      <text:p text:style-name="P51">expo = []</text:p>
      <text:p text:style-name="P52"><text:s/></text:p>
      <text:p text:style-name="P51">for j in range(3):</text:p>
      <text:p text:style-name="P52"><text:s text:c="4"/><text:span text:style-name="T131">add.append( NumList1[j] + NumList2[j])</text:span></text:p>
      <text:p text:style-name="P52"><text:s text:c="4"/><text:span text:style-name="T131">sub.append( NumList1[j] - NumList2[j])</text:span></text:p>
      <text:p text:style-name="P52"><text:s text:c="4"/><text:span text:style-name="T131">multi.append( NumList1[j] * NumList2[j])</text:span></text:p>
      <text:p text:style-name="P52"><text:s text:c="4"/><text:span text:style-name="T131">div.append( NumList1[j] / NumList2[j])</text:span></text:p>
      <text:p text:style-name="P52"><text:s text:c="4"/><text:span text:style-name="T131">mod.append( NumList1[j] % NumList2[j])</text:span></text:p>
      <text:p text:style-name="P49"><text:s text:c="4"/><text:span text:style-name="T131">expo.append( NumList1[j] ** NumList2[j])</text:span></text:p>
      <text:p text:style-name="P41"/>
      <text:p text:style-name="P39"><text:bookmark text:name="user-content-what-is-the-purpose-of-the-in-and-not-in-membership-operators-in-python"/>What is the purpose of the in and not in membership operators in Python?</text:p>
      <text:p text:style-name="P39"/>
      <text:p text:style-name="P19">The ‘in’ operator is used to check if a value exists in a sequence or not. Evaluates to true if it finds a variable in the specified sequence and false otherwise.</text:p>
      <text:p text:style-name="P19"><text:span text:style-name="Strong_20_Emphasis"><text:span text:style-name="T134">The ‘not in’ operator e</text:span></text:span><text:span text:style-name="T137">valuates to true if it does not finds a variable in the specified sequence and false otherwise.</text:span></text:p>
      <text:p text:style-name="P24"/>
      <text:p text:style-name="P39"><text:bookmark text:name="user-content-what-does-the--operator-mean-when-used-with-strings-in-python"/>What does the + operator mean when used with strings in Python?</text:p>
      <text:p text:style-name="P39"/>
      <text:p text:style-name="P19"><text:span text:style-name="T105">The </text:span><text:span text:style-name="Source_20_Text"><text:span text:style-name="T135">+ </text:span></text:span><text:span text:style-name="T105">operator concatenates strings. It returns a string consisting of the operands joined together, as shown here:</text:span></text:p>
      <text:p text:style-name="P2">&gt;&gt;&gt;</text:p>
      <text:p text:style-name="P2"><text:span text:style-name="Source_20_Text"><text:span text:style-name="T50">&gt;&gt;&gt; </text:span></text:span><text:span text:style-name="Source_20_Text"><text:span text:style-name="T19">s</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51">'foo'</text:span></text:span></text:p>
      <text:p text:style-name="P2"><text:span text:style-name="Source_20_Text"><text:span text:style-name="T50">&gt;&gt;&gt; </text:span></text:span><text:span text:style-name="Source_20_Text"><text:span text:style-name="T19">t</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51">'bar'</text:span></text:span></text:p>
      <text:p text:style-name="P2"><text:span text:style-name="Source_20_Text"><text:span text:style-name="T50">&gt;&gt;&gt; </text:span></text:span><text:span text:style-name="Source_20_Text"><text:span text:style-name="T19">u</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51">'baz'</text:span></text:span></text:p>
      <text:p text:style-name="P2"><text:soft-page-break/></text:p>
      <text:p text:style-name="P2"><text:span text:style-name="Source_20_Text"><text:span text:style-name="T50">&gt;&gt;&gt; </text:span></text:span><text:span text:style-name="Source_20_Text"><text:span text:style-name="T19">s</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19">t</text:span></text:span></text:p>
      <text:p text:style-name="P2"><text:span text:style-name="Source_20_Text">'foobar'</text:span></text:p>
      <text:p text:style-name="P2"><text:span text:style-name="Source_20_Text"><text:span text:style-name="T50">&gt;&gt;&gt; </text:span></text:span><text:span text:style-name="Source_20_Text"><text:span text:style-name="T19">s</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19">t</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19">u</text:span></text:span></text:p>
      <text:p text:style-name="P2"><text:span text:style-name="Source_20_Text">'foobarbaz'</text:span></text:p>
      <text:p text:style-name="P2"/>
      <text:p text:style-name="P2"><text:span text:style-name="Source_20_Text"><text:span text:style-name="T50">&gt;&gt;&gt; </text:span></text:span><text:span text:style-name="Source_20_Text"><text:span text:style-name="T61">print</text:span></text:span><text:span text:style-name="Source_20_Text"><text:span text:style-name="T19">(</text:span></text:span><text:span text:style-name="Source_20_Text"><text:span text:style-name="T51">'Go team'</text:span></text:span><text:span text:style-name="Source_20_Text"><text:span text:style-name="T48"> </text:span></text:span><text:span text:style-name="Source_20_Text"><text:span text:style-name="T49">+</text:span></text:span><text:span text:style-name="Source_20_Text"><text:span text:style-name="T48"> </text:span></text:span><text:span text:style-name="Source_20_Text"><text:span text:style-name="T51">'!!!'</text:span></text:span><text:span text:style-name="Source_20_Text"><text:span text:style-name="T19">)</text:span></text:span></text:p>
      <text:p text:style-name="P19"><text:span text:style-name="Source_20_Text">Go team!!!</text:span></text:p>
      <text:p text:style-name="P19"><text:span text:style-name="Source_20_Text"/></text:p>
      <text:p text:style-name="P39"><text:bookmark text:name="user-content-explain-f-strings-in-python"/>Explain f strings in Python?</text:p>
      <text:p text:style-name="P39"/>
      <text:p text:style-name="P19">Python f-string is the newest Python syntax to do string formatting. It is available since Python 3.6. Python f-strings provide a faster, more readable, more concise, and less error prone way of formatting strings in Python.</text:p>
      <text:p text:style-name="P2"/>
      <text:p text:style-name="P2"><text:span text:style-name="T32">The f-strings have the</text:span><text:span text:style-name="T36"> </text:span><text:span text:style-name="Source_20_Text"><text:span text:style-name="T32">f </text:span></text:span><text:span text:style-name="T32">prefix and use </text:span><text:span text:style-name="Source_20_Text"><text:span text:style-name="T32">{} </text:span></text:span><text:span text:style-name="T32">brackets to evaluate values.</text:span></text:p>
      <text:p text:style-name="P2"><text:span text:style-name="Source_20_Text">&gt;&gt;&gt; name = "Eric"</text:span></text:p>
      <text:p text:style-name="P2"><text:span text:style-name="Source_20_Text">&gt;&gt;&gt; age = 74</text:span></text:p>
      <text:p text:style-name="P2"><text:span text:style-name="Source_20_Text">&gt;&gt;&gt; f"Hello, {name}. You are {age}."</text:span></text:p>
      <text:p text:style-name="P19"><text:span text:style-name="Source_20_Text">'Hello, Eric. You are 74.'</text:span></text:p>
      <text:p text:style-name="P19"><text:span text:style-name="Source_20_Text"/></text:p>
      <text:p text:style-name="P39"><text:bookmark text:name="user-content-name-4-iterable-types-in-python"/>Name 4 iterable types in Python!</text:p>
      <text:p text:style-name="P39"/>
      <text:p text:style-name="P19">List, tuples, dict, set</text:p>
      <text:p text:style-name="P19"/>
      <text:p text:style-name="P39">What is the difference between list/set/dictionary comprehension and a generator expression in Python?</text:p>
      <text:p text:style-name="P39"/>
      <text:p text:style-name="P19"><text:span text:style-name="T121">List comprehension </text:span><text:span text:style-name="T120">is an elegant way of defining and creating a list. List Comprehension allows us to create a list using for loop with lesser code. What normally takes 3-4 lines of code, can be compressed into just a single line.</text:span></text:p>
      <text:p text:style-name="P19">Generator Expressions are somewhat similar to list comprehensions, but the former doesn’t construct list object. Instead of creating a list and keeping the whole sequence in the memory, the <text:soft-page-break/>generator generates the next element in demand. The Generator Expression allows us to create a generator without the yield keyword.</text:p>
      <text:p text:style-name="P19"/>
      <text:p text:style-name="P39"><text:bookmark text:name="user-content-does-the-order-of-the-function-definitions-matter-in-python-why"/>Does the order of the function definitions matter in Python? Why?</text:p>
      <text:p text:style-name="P19"><text:span text:style-name="T126">I</text:span>n general, yes, the order does matter; there's no hoisting of names in Python like there is in other languages.</text:p>
      <text:p text:style-name="P19"/>
      <text:p text:style-name="P39"><text:bookmark text:name="user-content-what-does-unpacking-mean-in-python"/>What does unpacking mean in Python?</text:p>
      <text:p text:style-name="P39"/>
      <text:p text:style-name="P19">Unpacking in Python refers to an operation that consists of assigning an iterable of values to a tuple (or list ) of variables in a single assignment statement. As a complement, the term packing can be used when we collect several values in a single variable using the iterable unpacking operator, * .</text:p>
      <text:p text:style-name="P19"/>
      <text:p text:style-name="P39"><text:bookmark text:name="user-content-what-happens-when-you-try-to-assign-the-result-of-a-function-which-has-no-return-statement-to-a-variable-in-python"/>What happens when you try to assign the result of a function which has no return statement to a variable in Python?</text:p>
      <text:p text:style-name="P39"/>
      <text:p text:style-name="P19"><text:span text:style-name="T4">It's the return value of the function, which you print out. If there is no return statement (or </text:span><text:a xlink:type="simple" xlink:href="http://docs.python.org/reference/simple_stmts.html#return" text:style-name="ListLabel_20_77" text:visited-style-name="ListLabel_20_77">just a </text:a><text:a xlink:type="simple" xlink:href="http://docs.python.org/reference/simple_stmts.html#return" text:style-name="ListLabel_20_78" text:visited-style-name="ListLabel_20_78"><text:span text:style-name="Source_20_Text"><text:span text:style-name="T4">return </text:span></text:span></text:a><text:a xlink:type="simple" xlink:href="http://docs.python.org/reference/simple_stmts.html#return" text:style-name="ListLabel_20_77" text:visited-style-name="ListLabel_20_77">without an argument</text:a><text:span text:style-name="T4">), an implicit </text:span><text:span text:style-name="Source_20_Text"><text:span text:style-name="T4">return None </text:span></text:span><text:span text:style-name="T4">is added to the end of a function.</text:span></text:p>
      <text:p text:style-name="P29"/>
      <text:h text:style-name="P92" text:outline-level="1">Software engineering</text:h>
      <text:h text:style-name="Heading_20_2" text:outline-level="2"><text:bookmark text:name="user-content-debugging"/>Debugging</text:h>
      <text:p text:style-name="Text_20_body"/>
      <text:p text:style-name="P39"><text:bookmark text:name="user-content-what-techniques-can-you-use-while-debugging-a-program-in-python"/>What techniques can you use while debugging a program in Python?</text:p>
      <text:p text:style-name="P39"/>
      <text:p text:style-name="P19"><text:bookmark text:name="the-humble-print-statement"/><text:span text:style-name="T109">The humble print statement, </text:span><text:bookmark text:name="import-logging"/><text:span text:style-name="T122">import logging, </text:span><text:span text:style-name="T123">a</text:span><text:span text:style-name="T122">n IDE debugger, </text:span><text:bookmark text:name="pdb-the-command-line-debugger"/><text:span text:style-name="T123">t</text:span><text:span text:style-name="T122">he command line debugger, </text:span><text:span text:style-name="T123">d</text:span><text:span text:style-name="T122">ebugging from the REPL.</text:span></text:p>
      <text:p text:style-name="P31"/>
      <text:p text:style-name="P39"><text:bookmark text:name="user-content-what-does-step-over-step-into-and-step-out-mean-while-using-the-debugger"/>What does step over, step into and step out mean while using the debugger?</text:p>
      <text:p text:style-name="P39"/>
      <text:p text:style-name="P19"><text:span text:style-name="T113">Step over </text:span><text:span text:style-name="T119">– An action to take in the debugger that will step over a given line. If the line contains a function the function will be executed and the result returned without debugging each line.</text:span><text:span text:style-name="T112"><text:line-break/></text:span></text:p>
      <text:p text:style-name="P63"><text:soft-page-break/><text:span text:style-name="T113">Step into</text:span> – An action to take in the debugger. If the line does not contain a function it behaves the same as “step over” but if it does the debugger will enter the called function and continue line-by-line debugging there.<text:line-break/></text:p>
      <text:p text:style-name="P19"><text:span text:style-name="T115">Step out </text:span><text:span text:style-name="T124">– An action to take in the debugger that returns to the line where the current function was called.</text:span></text:p>
      <text:p text:style-name="P32"/>
      <text:p text:style-name="P38"><text:bookmark text:name="user-content-how-can-you-start-to-debug-a-program-from-a-certain-line-using-the-debugger"/><text:span text:style-name="T110">How </text:span><text:span text:style-name="T111">c</text:span><text:span text:style-name="T110">an you start to debug a program from a certain line using the debugger?</text:span></text:p>
      <text:p text:style-name="P44"/>
      <text:p text:style-name="P75">Breakpoints are source code markers that let you suspend program execution at a specific point and examine its behavior.</text:p>
      <text:h text:style-name="Heading_20_2" text:outline-level="2">Version control</text:h>
      <text:p text:style-name="Text_20_body"/>
      <text:p text:style-name="P39"><text:bookmark text:name="user-content-what-are-the-advantages-of-using-a-version-control-system"/>What are the advantages of using a version control system?</text:p>
      <text:p text:style-name="P39"/>
      <text:list xml:id="list77583036" text:style-name="L8">
        <text:list-item>
          <text:p text:style-name="P68">Collaboration</text:p>
        </text:list-item>
        <text:list-item>
          <text:p text:style-name="P60">Storing Versions (Properly)</text:p>
        </text:list-item>
      </text:list>
      <text:list xml:id="list438396271" text:style-name="L9">
        <text:list-item>
          <text:p text:style-name="P61">Restoring Previous Versions</text:p>
        </text:list-item>
      </text:list>
      <text:list xml:id="list1691373356" text:style-name="L10">
        <text:list-item>
          <text:p text:style-name="P62">Understanding What Happened</text:p>
        </text:list-item>
        <text:list-item>
          <text:p text:style-name="P69">Backup</text:p>
          <text:p text:style-name="P69"/>
        </text:list-item>
      </text:list>
      <text:p text:style-name="P39"><text:bookmark text:name="user-content-what-is-the-difference-between-the-working-directory-the-staging-area-and-the-repository-in-git"/>What is the difference between the working directory, the staging area and the repository in git?</text:p>
      <text:p text:style-name="P39"/>
      <text:p text:style-name="P19">The <text:span text:style-name="T113">working directory</text:span> is a single checkout of one version of the project. This essentially means if you checkout a branch (e.g. master) and are sat on a particular commit (e.g. HEAD), your working directory is the "umbrella" term for all your files and folders.</text:p>
      <text:p text:style-name="P8"><text:span text:style-name="T53">Staging </text:span><text:span text:style-name="T60">helps you "check off" individual changes as you review a complex commit, and to concentrate on the stuff that has not yet passed your review. Before you commit, you'll probably review the whole change by using git</text:span><text:span text:style-name="T53"> </text:span><text:span text:style-name="T60">diff. Staging</text:span><text:span text:style-name="T52"> </text:span><text:span text:style-name="T54">is a step before the commit process in </text:span><text:span text:style-name="T60">git</text:span><text:span text:style-name="T54">. That is, a commit in </text:span><text:span text:style-name="T60">git</text:span><text:span text:style-name="T52"> </text:span><text:span text:style-name="T54">is performed in two steps: </text:span><text:span text:style-name="T60">staging</text:span><text:span text:style-name="T52"> </text:span><text:span text:style-name="T54">and actual commit. As long as a changeset is in the </text:span><text:span text:style-name="T60">staging area, git</text:span><text:span text:style-name="T52"> </text:span><text:span text:style-name="T54">allows you to edit it as you like.</text:span></text:p>
      <text:p text:style-name="P8"><text:span text:style-name="T112">Git repository </text:span>is just a file location where you are storing all the files related to your project. <text:s/>When you git<text:span text:style-name="T112"> </text:span>commit your code, a version/snapshot is created in your local repo. Remote <text:soft-page-break/>repository: A remote repository<text:span text:style-name="T112"> </text:span>generally lies somewhere outside your system, on a remote machine.</text:p>
      <text:p text:style-name="P8"/>
      <text:p text:style-name="P39"><text:bookmark text:name="user-content-what-are-remote-repositories-in-git"/>What are remote repositories in git?</text:p>
      <text:p text:style-name="P39"/>
      <text:p text:style-name="P19">A <text:span text:style-name="T152">r</text:span>emote <text:span text:style-name="T152">i</text:span>n Git is a common <text:span text:style-name="T152">r</text:span>epository that all team members use to exchange their changes. In most cases, such a remote repository is stored on a code hosting service like GitHub or on an internal server. In contrast to a local repository, a <text:span text:style-name="T152">r</text:span>emote typically does not provide a file tree of the project's current state.</text:p>
      <text:p text:style-name="P19"/>
      <text:p text:style-name="P39"><text:bookmark text:name="user-content-why-does-a-merge-conflict-occur"/>Why does a merge conflict occur?</text:p>
      <text:p text:style-name="P39"/>
      <text:p text:style-name="P19">Merge conflicts happen when you merge branches that have competing commits, and Git needs your help to decide which changes to incorporate in the final merge.</text:p>
      <text:p text:style-name="P19"/>
      <text:p text:style-name="P39">Through what series of commands could you put a new file into a remote repository connected to your existing local repository?</text:p>
      <text:p text:style-name="P39"/>
      <text:p text:style-name="P19"><text:span text:style-name="T149">git add “</text:span><text:span text:style-name="T150">filename.py”, git add .</text:span><text:span text:style-name="T149">, git commit –m ””, git push original </text:span></text:p>
      <text:p text:style-name="P33"/>
      <text:p text:style-name="P39"><text:bookmark text:name="user-content-what-does-it-mean-atomic-commits-and-descriptive-commit-messages"/>What does it mean atomic commits and descriptive commit messages?</text:p>
      <text:p text:style-name="P39"/>
      <text:p text:style-name="P19"><text:span text:style-name="T9">The </text:span><text:span text:style-name="Source_20_Text"><text:span text:style-name="T14">git commit </text:span></text:span><text:span text:style-name="T9">command captures a snapshot of the project's currently staged changes. Committed snapshots can be thought of as “safe” versions of a project—Git will never change them unless you explicitly ask it to.</text:span></text:p>
      <text:p text:style-name="P8"><text:span text:style-name="T127">A</text:span>tomic: of or forming a single irreducible unit or component in a larger system</text:p>
      <text:p text:style-name="P8">When making code changes, you want to make commits that are generally smaller and that encompass only one irreducible feature, fix, or improvement.</text:p>
      <text:p text:style-name="P19"/>
      <text:p text:style-name="P39"><text:bookmark text:name="user-content-whats-the-difference-between-git-and-github"/>What’s the difference between git and GitHub?</text:p>
      <text:p text:style-name="P39"/>
      <text:p text:style-name="P8"><text:span text:style-name="Strong_20_Emphasis"><text:span text:style-name="T16">Git </text:span></text:span><text:span text:style-name="T9">is a revision control system, a tool to manage your source code history.</text:span></text:p>
      <text:p text:style-name="P8"><text:span text:style-name="Strong_20_Emphasis"><text:span text:style-name="T40">GitHub </text:span></text:span><text:span text:style-name="T33">is a hosting service for Git repositories.</text:span></text:p>
      <text:p text:style-name="P73"><text:soft-page-break/><text:span text:style-name="T33">So they are not the same thing: </text:span><text:span text:style-name="Strong_20_Emphasis"><text:span text:style-name="T40">Git </text:span></text:span><text:span text:style-name="T33">is the </text:span><text:span text:style-name="Strong_20_Emphasis"><text:span text:style-name="T40">tool</text:span></text:span><text:span text:style-name="T33">, </text:span><text:span text:style-name="Strong_20_Emphasis"><text:span text:style-name="T40">GitHub </text:span></text:span><text:span text:style-name="T33">is the </text:span><text:span text:style-name="Strong_20_Emphasis"><text:span text:style-name="T40">service for projects that use Git</text:span></text:span><text:span text:style-name="T33">.</text:span></text:p>
      <text:p text:style-name="P73"><text:span text:style-name="T33"/></text:p>
      <text:h text:style-name="P92" text:outline-level="1">Software design</text:h>
      <text:p text:style-name="P18"/>
      <text:h text:style-name="P37" text:outline-level="2"><text:bookmark text:name="user-content-clean-code"/>Clean code</text:h>
      <text:p text:style-name="P18"/>
      <text:p text:style-name="P39"><text:bookmark text:name="user-content-what-does-clean-code-mean"/>What does clean code mean?</text:p>
      <text:p text:style-name="P39"/>
      <text:p text:style-name="P19">Clean code is code that is easy to understand and easy to change.</text:p>
      <text:p text:style-name="P8">It is easy to understand on every level, specifically:</text:p>
      <text:list xml:id="list3834924140" text:style-name="L11">
        <text:list-item>
          <text:p text:style-name="P82">It is easy to understand the execution flow of the entire application</text:p>
        </text:list-item>
        <text:list-item>
          <text:p text:style-name="P82">It is easy to understand how the different objects collaborate with each other</text:p>
        </text:list-item>
        <text:list-item>
          <text:p text:style-name="P82">It is easy to understand the role and responsibility of each class</text:p>
        </text:list-item>
        <text:list-item>
          <text:p text:style-name="P82">It is easy to understand what each method does</text:p>
        </text:list-item>
        <text:list-item>
          <text:p text:style-name="P70">It is easy to understand what is the purpose of each expression and variable</text:p>
          <text:p text:style-name="P70"/>
        </text:list-item>
      </text:list>
      <text:p text:style-name="P39"><text:bookmark text:name="user-content-what-steps-do-we-usually-do-during-a-clean-code-refactoring"/>What steps do we usually do during a clean code refactoring?</text:p>
      <text:p text:style-name="P39"/>
      <text:p text:style-name="P21"><text:span text:style-name="Strong_20_Emphasis"><text:span text:style-name="T15">1. See the whole picture</text:span></text:span></text:p>
      <text:p text:style-name="P15"><text:line-break/>If you have one main method that handles all of the functionality, it’s most likely way too long and incredibly complex. But if it’s broken down into parts, it’s easy to see what is really being done.</text:p>
      <text:p text:style-name="P10"><text:span text:style-name="Strong_20_Emphasis"><text:span text:style-name="T38">2. Make it readable for your team</text:span></text:span></text:p>
      <text:p text:style-name="P13"><text:line-break/>Make it easy to understand for your peers, don’t write it for yourself, think on the long-term.</text:p>
      <text:p text:style-name="P10"><text:span text:style-name="Strong_20_Emphasis"><text:span text:style-name="T38">3. Maintainability</text:span></text:span></text:p>
      <text:p text:style-name="P14"><text:line-break/>Integration of updates and upgrades is a continuous process that is unavoidable and should be welcomed. When the codebase is unorganized and built on weak foundation, developers are often hesitant to make changes. But with code refactoring, organized code, the product will be built on a clean foundation and will be ready for future updates.</text:p>
      <text:p text:style-name="P10"><text:soft-page-break/><text:span text:style-name="Strong_20_Emphasis"><text:span text:style-name="T38">4. Efficiency</text:span></text:span></text:p>
      <text:p text:style-name="P14"><text:line-break/>Code refactoring may be considered as investment, but it gets good results. You reduce the effort required for future changes to the code, either by you or other developers, thus improving efficiency.</text:p>
      <text:p text:style-name="P3"><text:span text:style-name="Strong_20_Emphasis"><text:span text:style-name="T38">5. Reduce complexity</text:span></text:span></text:p>
      <text:p text:style-name="P26"><text:line-break/>Make it easier for you and your team to work on the project.</text:p>
      <text:p text:style-name="P26"/>
      <text:h text:style-name="P37" text:outline-level="2">Error handling</text:h>
      <text:p text:style-name="P18"/>
      <text:p text:style-name="P39"><text:bookmark text:name="user-content-what-is-exception-handling"/>What is exception handling?</text:p>
      <text:p text:style-name="P8">Exceptions are error scenarios that alter the normal execution flow of the program. The process of taking care of the possible exceptions is called exception handling. If exceptions are not handled properly, the program may terminate prematurely. It can cause data corruption or unwanted results.</text:p>
      <text:list xml:id="list804759583" text:style-name="L12">
        <text:list-header>
          <text:p text:style-name="P83"><text:span text:style-name="T32">Python exception handling is achieved by three </text:span><text:a xlink:type="simple" xlink:href="https://www.askpython.com/python/python-keywords" office:target-frame-name="_blank" xlink:show="new" text:style-name="Internet_20_link" text:visited-style-name="Visited_20_Internet_20_Link"><text:span text:style-name="T21">keyword</text:span></text:a><text:span text:style-name="T32"> blocks – try, except, and finally.</text:span></text:p>
        </text:list-header>
      </text:list>
      <text:p text:style-name="P2"><text:span text:style-name="Source_20_Text">try:</text:span></text:p>
      <text:p text:style-name="P2"><text:span text:style-name="Source_20_Text"><text:span text:style-name="T31"><text:s text:c="3"/></text:span></text:span><text:span text:style-name="Source_20_Text"><text:span text:style-name="T46"># do something</text:span></text:span></text:p>
      <text:p text:style-name="P2"><text:span text:style-name="Source_20_Text"><text:span text:style-name="T31"><text:s text:c="3"/></text:span></text:span><text:span text:style-name="Source_20_Text"><text:span text:style-name="T46">pass</text:span></text:span></text:p>
      <text:p text:style-name="P2"/>
      <text:p text:style-name="P2"><text:span text:style-name="Source_20_Text">except ValueError:</text:span></text:p>
      <text:p text:style-name="P2"><text:span text:style-name="Source_20_Text"><text:span text:style-name="T31"><text:s text:c="3"/></text:span></text:span><text:span text:style-name="Source_20_Text"><text:span text:style-name="T46"># handle ValueError exception</text:span></text:span></text:p>
      <text:p text:style-name="P2"><text:span text:style-name="Source_20_Text"><text:span text:style-name="T31"><text:s text:c="3"/></text:span></text:span><text:span text:style-name="Source_20_Text"><text:span text:style-name="T46">pass</text:span></text:span></text:p>
      <text:p text:style-name="P2"/>
      <text:p text:style-name="P2"><text:span text:style-name="Source_20_Text">except (TypeError, ZeroDivisionError):</text:span></text:p>
      <text:p text:style-name="P2"><text:span text:style-name="Source_20_Text"><text:span text:style-name="T31"><text:s text:c="3"/></text:span></text:span><text:span text:style-name="Source_20_Text"><text:span text:style-name="T46"># handle multiple exceptions</text:span></text:span></text:p>
      <text:p text:style-name="P2"><text:span text:style-name="Source_20_Text"><text:span text:style-name="T31"><text:s text:c="3"/></text:span></text:span><text:span text:style-name="Source_20_Text"><text:span text:style-name="T46"># TypeError and ZeroDivisionError</text:span></text:span></text:p>
      <text:p text:style-name="P2"><text:span text:style-name="Source_20_Text"><text:span text:style-name="T31"><text:s text:c="3"/></text:span></text:span><text:span text:style-name="Source_20_Text"><text:span text:style-name="T46">pass</text:span></text:span></text:p>
      <text:p text:style-name="P2"/>
      <text:p text:style-name="P2"><text:span text:style-name="Source_20_Text">except:</text:span></text:p>
      <text:p text:style-name="P2"><text:span text:style-name="Source_20_Text"><text:span text:style-name="T31"><text:s text:c="3"/></text:span></text:span><text:span text:style-name="Source_20_Text"><text:span text:style-name="T46"># handle all other exceptions</text:span></text:span></text:p>
      <text:p text:style-name="P2"><text:span text:style-name="Source_20_Text"><text:span text:style-name="T31"><text:s text:c="3"/></text:span></text:span><text:span text:style-name="Source_20_Text"><text:span text:style-name="T46">pass</text:span></text:span></text:p>
      <text:p text:style-name="P2"><text:span text:style-name="Source_20_Text"><text:span text:style-name="T46"/></text:span></text:p>
      <text:p text:style-name="P39"><text:bookmark text:name="user-content-what-are-the-basics-of-exception-handling-in-python"/><text:soft-page-break/>What are the basics of exception handling in Python?</text:p>
      <text:p text:style-name="P39"/>
      <text:list xml:id="list174702995856231" text:continue-numbering="true" text:style-name="L12">
        <text:list-header>
          <text:p text:style-name="P71"><text:span text:style-name="T3">Python exception handling is achieved by three </text:span><text:a xlink:type="simple" xlink:href="https://www.askpython.com/python/python-keywords" office:target-frame-name="_blank" xlink:show="new" text:style-name="Internet_20_link" text:visited-style-name="Visited_20_Internet_20_Link"><text:span text:style-name="T1">keyword</text:span></text:a><text:span text:style-name="T3"> blocks – try, except, and finally.</text:span></text:p>
          <text:p text:style-name="P80"/>
        </text:list-header>
      </text:list>
      <text:p text:style-name="P39"><text:bookmark text:name="user-content-in-which-case-should-we-catch-an-exception-why"/>In which case should we catch an exception? Why?</text:p>
      <text:p text:style-name="P39"/>
      <text:p text:style-name="P19"><text:span text:style-name="T133">Python has many</text:span><text:span text:style-name="T154"> </text:span><text:a xlink:type="simple" xlink:href="https://www.programiz.com/python-programming/exceptions" text:style-name="Internet_20_link" text:visited-style-name="Visited_20_Internet_20_Link"><text:span text:style-name="T155">built-in exceptions</text:span></text:a><text:span text:style-name="T133"> that are raised when your program encounters an error (something in the program goes wrong).</text:span></text:p>
      <text:p text:style-name="P23"/>
      <text:p text:style-name="P39"><text:bookmark text:name="user-content-what-canshould-we-do-with-an-exception-in-the-except-block"/>What can/should we do with an exception in the ‘except’ block?</text:p>
      <text:p text:style-name="P39"/>
      <text:p text:style-name="P19"><text:span text:style-name="T3">The </text:span><text:span text:style-name="Strong_20_Emphasis"><text:span text:style-name="T2">except</text:span></text:span><text:span text:style-name="T2"> </text:span><text:span text:style-name="T3">block is used to catch the exceptions and handle them.</text:span></text:p>
      <text:p text:style-name="P27"/>
      <text:p text:style-name="P39"><text:bookmark text:name="user-content-what-does-the-else-and-finally-statement-do-in-a-try-except-block-in-python"/>What does the else and finally statement do in a try-except block in Python?</text:p>
      <text:p text:style-name="P39"/>
      <text:p text:style-name="P19"><text:span text:style-name="T3">The </text:span><text:span text:style-name="Strong_20_Emphasis"><text:span text:style-name="T17">finally</text:span></text:span><text:span text:style-name="T3"> block code is always executed, whether the program executed properly or it raised an exception.</text:span></text:p>
      <text:list xml:id="list1866422236" text:style-name="L13">
        <text:list-header>
          <text:p text:style-name="P84"><text:span text:style-name="T32">We can also create an “</text:span><text:span text:style-name="Strong_20_Emphasis"><text:span text:style-name="T41">else</text:span></text:span><text:span text:style-name="T32">” block with try-except block. The code inside the else block is executed if there are no exceptions raised.</text:span></text:p>
        </text:list-header>
      </text:list>
      <text:h text:style-name="Heading_20_1" text:outline-level="1">Software Development Methodologies</text:h>
      <text:p text:style-name="Text_20_body"/>
      <text:p text:style-name="P39"><text:bookmark text:name="user-content-what-is-the-main-goal-of-a-retrospective-meeting"/>What is the main goal of a retrospective meeting?</text:p>
      <text:p text:style-name="P39"/>
      <text:p text:style-name="P19"><text:span text:style-name="T104">The </text:span>goal <text:span text:style-name="T104">of the </text:span>retrospective <text:span text:style-name="T104">is for the team members to discuss among themselves about how the work went during the last sprint so that better ways can be found to meet the project's </text:span>goals<text:span text:style-name="T104">.</text:span></text:p>
      <text:p text:style-name="P19"><text:span text:style-name="T104"/></text:p>
      <text:p text:style-name="P19"><text:span text:style-name="T104"/></text:p>
      <text:h text:style-name="Heading_20_1" text:outline-level="1"><text:soft-page-break/>Programming environment</text:h>
      <text:h text:style-name="Heading_20_2" text:outline-level="2"><text:bookmark text:name="user-content-unix"/>Unix</text:h>
      <text:p text:style-name="Text_20_body"/>
      <text:p text:style-name="Text_20_body"/>
      <text:p text:style-name="P39"><text:bookmark text:name="user-content-what-is-unix-and-what-is-linux"/>What is UNIX and what is Linux?</text:p>
      <text:p text:style-name="P39"/>
      <text:p text:style-name="P8">AT&amp;T Bell Labs released an operating system called <text:span text:style-name="T113">Unix</text:span> written in C, which allows quicker modification, acceptance, and portability.</text:p>
      <text:p text:style-name="P8">It began as a one-man project under the leadership of Ken Thompson of Bell Labs. It went on to become most widely used operating systems. Unix is a proprietary operating system.</text:p>
      <text:p text:style-name="P8"><text:span text:style-name="T113">Linux</text:span> is an operating system built by Linus Torvalds at the University of Helsinki in 1991. The name "Linux" comes from the Linux kernel. It is the software on a computer which enables applications and the users to access the devices on the computer to perform some specific function.</text:p>
      <text:p text:style-name="P8">The Linux OS relays instructions from an application from the computer's processor and sends the results back to the application via the Linux OS. It can be installed on a different type of computers mobile phones, tablets video game consoles, etc.</text:p>
      <text:p text:style-name="P8">Features of Unix OS</text:p>
      <text:list xml:id="list139221761" text:style-name="L14">
        <text:list-item>
          <text:p text:style-name="P85">Multi-user, multitasking operating system</text:p>
        </text:list-item>
        <text:list-item>
          <text:p text:style-name="P85">It can be used as the master control program in workstations and servers.</text:p>
        </text:list-item>
        <text:list-item>
          <text:p text:style-name="P85">Hundreds of commercial applications are available</text:p>
        </text:list-item>
        <text:list-item>
          <text:p text:style-name="P85">In its heydays, UNIX was rapidly adopted and became the standard OS in universities.</text:p>
          <text:p text:style-name="P85"/>
        </text:list-item>
      </text:list>
      <text:p text:style-name="P8">Features of Linux Operating System</text:p>
      <text:list xml:id="list222963613" text:style-name="L15">
        <text:list-item>
          <text:p text:style-name="P86">Support multitasking</text:p>
        </text:list-item>
        <text:list-item>
          <text:p text:style-name="P86">Programs consist of one or more processes, and each process have one or more threads</text:p>
        </text:list-item>
        <text:list-item>
          <text:p text:style-name="P86">It can easily co-exists along with other Operating systems.</text:p>
        </text:list-item>
        <text:list-item>
          <text:p text:style-name="P86">It can run multiple user programs</text:p>
        </text:list-item>
        <text:list-item>
          <text:p text:style-name="P86">Individual accounts are protected because of appropriate authorization</text:p>
        </text:list-item>
        <text:list-item>
          <text:p text:style-name="P86">Linux is a replica of UNIX but does not use its code.</text:p>
          <text:p text:style-name="P86"/>
        </text:list-item>
      </text:list>
      <text:p text:style-name="P19"/>
      <text:p text:style-name="P39"><text:bookmark text:name="user-content-what-do-we-call-the-shell-in-linux"/><text:soft-page-break/>What do we call the shell in Linux?</text:p>
      <text:p text:style-name="P39"/>
      <text:p text:style-name="P20">Simply put, the shell is a program that takes commands from the keyboard and gives them to the operating system to perform. In the old days, it was the only user interface available on a Unix-like system such as Linux. Nowadays, we have <text:span text:style-name="T128">graphical user interfaces (GUIs) </text:span>in addition to <text:span text:style-name="T128">command line interfaces (CLIs) </text:span><text:span text:style-name="T129">s</text:span>uch as the shell.</text:p>
      <text:p text:style-name="P19"><text:span text:style-name="T33">On most Linux systems a program called </text:span><text:a xlink:type="simple" xlink:href="http://linuxcommand.org/lc3_man_pages/bash1.html" text:style-name="Internet_20_link" text:visited-style-name="Visited_20_Internet_20_Link"><text:span text:style-name="Teletype"><text:span text:style-name="T153">bash</text:span></text:span></text:a><text:span text:style-name="Teletype"><text:span text:style-name="T38"> </text:span></text:span><text:span text:style-name="T33">(which stands for Bourne Again SHell, an enhanced version of the original Unix shell program, </text:span><text:span text:style-name="Teletype"><text:span text:style-name="T38">sh</text:span></text:span><text:span text:style-name="T33">, written by Steve Bourne) acts as the shell program. Besides </text:span><text:span text:style-name="Teletype"><text:span text:style-name="T38">bash</text:span></text:span><text:span text:style-name="T33">, there are other shell programs that can be installed in a Linux system. These include: </text:span><text:span text:style-name="Teletype"><text:span text:style-name="T38">ksh</text:span></text:span><text:span text:style-name="T33">,</text:span><text:span text:style-name="Teletype"><text:span text:style-name="T38">tcsh </text:span></text:span><text:span text:style-name="T33">and </text:span><text:span text:style-name="Teletype"><text:span text:style-name="T38">zsh</text:span></text:span><text:span text:style-name="T33">.</text:span></text:p>
      <text:p text:style-name="P76"/>
      <text:p text:style-name="P39"><text:bookmark text:name="user-content-what-does-root-means-in-a-linux-environment"/>What does root means in a Linux environment?</text:p>
      <text:p text:style-name="P39"/>
      <text:p text:style-name="P19"><text:span text:style-name="T52">root is </text:span><text:span text:style-name="T54">the user name or account that by default has access to all commands and files on a </text:span><text:span text:style-name="T52">Linux </text:span><text:span text:style-name="T54">or other Unix-like operating system. It </text:span><text:span text:style-name="T55">i</text:span><text:span text:style-name="T52">s </text:span><text:span text:style-name="T54">also referred to as the </text:span><text:span text:style-name="T52">root </text:span><text:span text:style-name="T54">account, </text:span><text:span text:style-name="T52">root </text:span><text:span text:style-name="T54">user and the superuser.</text:span></text:p>
      <text:p text:style-name="P25"/>
      <text:p text:style-name="P39"><text:bookmark text:name="user-content-how-do-you-access-your-personal-files-in-linux"/>How do you access your personal files in Linux?</text:p>
      <text:p text:style-name="P39"/>
      <text:p text:style-name="P36">File Access Modes</text:p>
      <text:p text:style-name="P8">The permissions of a file are the first line of defense in the security of a Unix system. The basic building blocks of Unix permissions are the <text:span text:style-name="T112">read</text:span>, <text:span text:style-name="T112">write</text:span>, and <text:span text:style-name="T112">execute </text:span>permissions, which have been described below:</text:p>
      <text:p text:style-name="P16">Read</text:p>
      <text:p text:style-name="P9">Grants the capability to read, i.e., view the contents of the file.</text:p>
      <text:p text:style-name="P16">Write</text:p>
      <text:p text:style-name="P8">Grants the capability to modify, or remove the content of the file.</text:p>
      <text:p text:style-name="P16">Execute</text:p>
      <text:p text:style-name="P8">User with execute permissions can run a file as a program.</text:p>
      <text:p text:style-name="P17">Directory Access Modes</text:p>
      <text:p text:style-name="P8">Directory access modes are listed and organized in the same manner as any other file. There are a few differences that need to be mentioned −</text:p>
      <text:p text:style-name="P16">Read</text:p>
      <text:p text:style-name="P8"><text:soft-page-break/>Access to a directory means that the user can read the contents. The user can look at the <text:span text:style-name="T112">filenames </text:span>inside the directory.</text:p>
      <text:p text:style-name="P16">Write</text:p>
      <text:p text:style-name="P8">Access means that the user can add or delete files from the directory.</text:p>
      <text:p text:style-name="P16">Execute</text:p>
      <text:p text:style-name="P8">Executing a directory doesn't really make sense, so think of this as a traverse permission.</text:p>
      <text:p text:style-name="P19"><text:span text:style-name="T124">A user must have </text:span><text:span text:style-name="T114">execute </text:span><text:span text:style-name="T124">access to the </text:span><text:span text:style-name="T114">bin </text:span><text:span text:style-name="T124">directory in order to execute the </text:span><text:span text:style-name="T114">ls </text:span><text:span text:style-name="T124">or the </text:span><text:span text:style-name="T114">cd </text:span><text:span text:style-name="T124">command.</text:span></text:p>
      <text:p text:style-name="P32"/>
      <text:p text:style-name="P39"><text:bookmark text:name="user-content-how-can-you-install-an-application-in-linux"/>How can you install an application in Linux?</text:p>
      <text:p text:style-name="P39"/>
      <text:p text:style-name="P47">Installing from a software repository is the primary method of installing apps on Linux. It should be the first place you look for any application you intend to install.</text:p>
      <text:p text:style-name="P47">To install from a software repository, there's usually a command:</text:p>
      <text:p text:style-name="P47">$ sudo dnf install inkscape</text:p>
      <text:p text:style-name="P47"><text:span text:style-name="T33">The actual command you use depends on what distribution of Linux you use. Fedora uses </text:span><text:span text:style-name="Source_20_Text"><text:span text:style-name="T38">dnf</text:span></text:span><text:span text:style-name="T33">, OpenSUSE uses </text:span><text:span text:style-name="Source_20_Text"><text:span text:style-name="T38">zypper</text:span></text:span><text:span text:style-name="T33">, Debian and Ubuntu use </text:span><text:span text:style-name="Source_20_Text"><text:span text:style-name="T38">apt</text:span></text:span><text:span text:style-name="T33">, Slackware uses </text:span><text:span text:style-name="Source_20_Text"><text:span text:style-name="T38">sbopkg</text:span></text:span><text:span text:style-name="T33">, FreeBSD uses </text:span><text:span text:style-name="Source_20_Text"><text:span text:style-name="T38">pkg_add</text:span></text:span><text:span text:style-name="T33">, and Illumos-based OpenIndiana uses </text:span><text:span text:style-name="Source_20_Text"><text:span text:style-name="T38">pkg</text:span></text:span><text:span text:style-name="T33">. Whatever you use, the incantation usually involves searching for the proper name of what you want to install, because sometimes what you call software is not its official or solitary designation:</text:span></text:p>
      <text:p text:style-name="P47">$ sudo dnf search pyqt</text:p>
      <text:p text:style-name="P47">PyQt.x86_64 : Python bindings for Qt3</text:p>
      <text:p text:style-name="P47">PyQt4.x86_64 : Python bindings for Qt4</text:p>
      <text:p text:style-name="P47">python-qt5.x86_64 : PyQt5 is Python bindings for Qt5</text:p>
      <text:p text:style-name="P47"><text:span text:style-name="T33">Once you have located the name of the package you want to install, use the </text:span><text:span text:style-name="Source_20_Text"><text:span text:style-name="T38">instal</text:span></text:span><text:span text:style-name="Source_20_Text"><text:span text:style-name="T39">l </text:span></text:span><text:span text:style-name="T33">subcommand to perform the actual download and automated install:</text:span></text:p>
      <text:p text:style-name="P47">$ sudo dnf install python-qt5</text:p>
      <text:p text:style-name="P47">For specifics on installing from a software repository, see your distribution's documentation.</text:p>
      <text:p text:style-name="P47">The same generally holds true with the graphical tools. Search for what you think you want, and then install it.</text:p>
      <text:p text:style-name="P19"/>
      <text:p text:style-name="P19"/>
      <text:p text:style-name="P19"/>
      <text:p text:style-name="P39"><text:bookmark text:name="user-content-what-is-package-management-in-linux-what-are-repositories"/><text:soft-page-break/>What is package management in Linux, what are repositories?</text:p>
      <text:p text:style-name="P39"/>
      <text:p text:style-name="P19"><text:span text:style-name="T143">P</text:span>ackage management <text:span text:style-name="T104">is a method of installing and maintaining (which includes updating and probably removing as well) software on the system. In the early days of </text:span>Linux<text:span text:style-name="T104">, programs were only distributed as source code, along with the required man pages, the necessary configuration files, and more.</text:span></text:p>
      <text:p text:style-name="P19"><text:span text:style-name="T104">A </text:span>Linux repository <text:span text:style-name="T143">i</text:span><text:span text:style-name="T104">s a storage location from which your system retrieves and installs OS updates and applications. Each </text:span>repository <text:span text:style-name="T104">is a collection of software hosted on a remote server and intended to be used for installing and updating software packages on </text:span>Linux <text:span text:style-name="T104">systems. </text:span>Repositories <text:span text:style-name="T104">contain thousands of programs.</text:span></text:p>
      <text:p text:style-name="P34"/>
      <text:p text:style-name="P39"><text:bookmark text:name="user-content-how-do-you-navigate-in-the-filesystem-with-the-command-line"/>How do you navigate in the filesystem with the command line?</text:p>
      <text:p text:style-name="P39"/>
      <text:p text:style-name="P19"><text:span text:style-name="T147">Finding Where You Are with the </text:span><text:span text:style-name="T118">“pwd” </text:span><text:span text:style-name="T147">Command.</text:span></text:p>
      <text:p text:style-name="P8"><text:span text:style-name="T147">Looking at the Contents of Directories with </text:span><text:span text:style-name="T118">“ls”</text:span></text:p>
      <text:p text:style-name="P8"><text:span text:style-name="T147">Moving Around the Filesystem with </text:span><text:span text:style-name="T118">“cd”</text:span></text:p>
      <text:p text:style-name="P8"><text:span text:style-name="T147">Create a File with </text:span><text:span text:style-name="T118">“touch”</text:span></text:p>
      <text:p text:style-name="P8"><text:span text:style-name="T147">Create a Directory with </text:span><text:span text:style-name="T118">“mkdir” </text:span></text:p>
      <text:p text:style-name="P8"><text:span text:style-name="T147">Moving and Renaming Files and Directories with</text:span><text:span text:style-name="T118"> “mv” </text:span></text:p>
      <text:p text:style-name="P8"><text:span text:style-name="T147">Copying Files and Directories with </text:span><text:span text:style-name="T118">“cp”</text:span></text:p>
      <text:p text:style-name="P35"/>
      <text:p text:style-name="P39"><text:bookmark text:name="user-content-what-does-the-following-commands-do-mkdir-rm-cat-cp-touch"/><text:span text:style-name="T144">What does the following commands do: mkdi</text:span>r, rm, cat, cp, touch?</text:p>
      <text:p text:style-name="P39"/>
      <text:p text:style-name="P19"><text:span text:style-name="Source_20_Text"><text:span text:style-name="Strong_20_Emphasis"><text:span text:style-name="T116">Mkdir</text:span></text:span></text:span><text:span text:style-name="Source_20_Text"><text:span text:style-name="Strong_20_Emphasis"><text:span text:style-name="T106"> </text:span></text:span></text:span><text:span text:style-name="T105">command in Linux allows the user to create directories (also referred to as folders in some operating systems ). This command can create multiple directories at once as well as set the permissions for the directories. It is important to note that the user executing this command must have enough permissions to create a directory in the parent directory, or he/she may recieve a ‘permission denied’ error.</text:span></text:p>
      <text:p text:style-name="P8"><text:span text:style-name="T114">Rm </text:span><text:span text:style-name="T124">removes each file specified on the command line. By default, it does not remove directories.</text:span></text:p>
      <text:p text:style-name="P8"><text:span text:style-name="T26">When </text:span><text:span text:style-name="T28">rm </text:span><text:span text:style-name="T26">is executed with the </text:span><text:span text:style-name="T28">-r </text:span><text:span text:style-name="T26">or </text:span><text:span text:style-name="T28">-R </text:span><text:span text:style-name="T26">options, it recursively deletes any matching </text:span><text:a xlink:type="simple" xlink:href="https://www.computerhope.com/jargon/d/director.htm" text:style-name="Internet_20_link" text:visited-style-name="Visited_20_Internet_20_Link"><text:span text:style-name="T20">directories</text:span></text:a><text:span text:style-name="T26">, their subdirectories, and all files they contain.</text:span></text:p>
      <text:p text:style-name="P8"><text:span text:style-name="T105">The </text:span><text:span text:style-name="T125">cat</text:span><text:span text:style-name="T105"> (short for “</text:span><text:span text:style-name="Strong_20_Emphasis"><text:span text:style-name="T106">concatenate</text:span></text:span><text:span text:style-name="T105">“) command is one of the most frequently used command in Linux/Unix like operating systems. </text:span><text:span text:style-name="Strong_20_Emphasis"><text:span text:style-name="T106">Cat </text:span></text:span><text:span text:style-name="T105">command allows us to create single or multiple files, view contain of file, concatenate files and redirect output in terminal or files.</text:span></text:p>
      <text:p text:style-name="P8"><text:soft-page-break/><text:span text:style-name="Strong_20_Emphasis"><text:span text:style-name="T116">Cp</text:span></text:span><text:span text:style-name="Strong_20_Emphasis"><text:span text:style-name="T106"> </text:span></text:span><text:span text:style-name="T105">stands for </text:span><text:span text:style-name="Strong_20_Emphasis"><text:span text:style-name="T106">copy</text:span></text:span><text:span text:style-name="T105">. This command is used to copy files or group of files or directory. It creates an exact image of a file on a disk with different file name. </text:span><text:span text:style-name="Emphasis"><text:span text:style-name="T132">Cp </text:span></text:span><text:span text:style-name="T105">command require at least two filenames in its arguments.</text:span></text:p>
      <text:p text:style-name="P8"><text:span text:style-name="Strong_20_Emphasis">Syntax:</text:span></text:p>
      <text:p text:style-name="P8"><text:span text:style-name="Strong_20_Emphasis">cp [OPTION] Source Destination</text:span></text:p>
      <text:p text:style-name="P8"><text:span text:style-name="Strong_20_Emphasis">cp [OPTION] Source Directory</text:span></text:p>
      <text:p text:style-name="P8"><text:span text:style-name="Strong_20_Emphasis">cp [OPTION] Source-1 Source-2 Source-3 Source-n Directory</text:span></text:p>
      <text:p text:style-name="P8">First and second syntax is used to copy Source file to Destination file or Directory.</text:p>
      <text:p text:style-name="P8">Third syntax is used to copy multiple Sources(files) to Directory.</text:p>
      <text:p text:style-name="P88"/>
      <text:list xml:id="list1435613588" text:style-name="L16">
        <text:list-header>
          <text:p text:style-name="P87"><text:span text:style-name="Strong_20_Emphasis"><text:span text:style-name="T24">C</text:span></text:span><text:a xlink:type="simple" xlink:href="https://www.geeksforgeeks.org/cat-command-linux-examples/" office:target-frame-name="_blank" xlink:show="new" text:style-name="Internet_20_link" text:visited-style-name="Visited_20_Internet_20_Link"><text:span text:style-name="Strong_20_Emphasis"><text:span text:style-name="T23">at</text:span></text:span></text:a><text:a xlink:type="simple" xlink:href="https://www.geeksforgeeks.org/cat-command-linux-examples/" office:target-frame-name="_blank" xlink:show="new" text:style-name="Internet_20_link" text:visited-style-name="Visited_20_Internet_20_Link"><text:span text:style-name="Strong_20_Emphasis"><text:span text:style-name="T22"> command</text:span></text:span></text:a><text:span text:style-name="T32">: It is used to create the file with content.</text:span></text:p>
          <text:p text:style-name="P72"><text:span text:style-name="Strong_20_Emphasis"><text:span text:style-name="T43">T</text:span></text:span><text:span text:style-name="Strong_20_Emphasis"><text:span text:style-name="T42">ouch</text:span></text:span><text:span text:style-name="Strong_20_Emphasis"><text:span text:style-name="T34"> command: </text:span></text:span><text:span text:style-name="T32">It is used to create a file without any content. The file created using touch command is empty. This command can be used when the user doesn’t have data to store at the time of file creation.</text:span></text:p>
          <text:p text:style-name="P77"/>
          <text:p text:style-name="P90"><text:bookmark text:name="user-content-how-can-you-look-up-what-does-a-command-do-in-linux-if-you-have-no-internet-connection"/>How can you look up what does a command do in Linux if you have no internet connection?</text:p>
          <text:p text:style-name="P90"/>
          <text:p text:style-name="P72">Type help help in terminal.</text:p>
          <text:p text:style-name="P72"/>
        </text:list-header>
      </text:list>
      <text:p text:style-name="P39"><text:bookmark text:name="user-content-what-does-the-following-commands-do-head-tail-more-less"/>What does the following commands do: head, tail, more, less?</text:p>
      <text:p text:style-name="P39"/>
      <text:p text:style-name="P45"><text:span text:style-name="T62">The </text:span><text:span text:style-name="T63">head command </text:span><text:span text:style-name="T62"><text:s/>prints lines from the beginning of a file (the </text:span><text:span text:style-name="T63">head</text:span><text:span text:style-name="T62">), and the </text:span><text:span text:style-name="T63">tail command</text:span><text:span text:style-name="T62"> prints lines from the end of files.</text:span></text:p>
      <text:p text:style-name="P6"><text:span text:style-name="T101">The </text:span><text:span text:style-name="T102">more </text:span><text:span text:style-name="T101">command is a command line utility for viewing the contents of a file or files once screen at a time. It supports navigating forwards and backwards through a file and is primarily used for viewing the contents of a file.</text:span></text:p>
      <text:p text:style-name="P6"><text:span text:style-name="T101">Similar to </text:span><text:span text:style-name="T102">more</text:span><text:span text:style-name="T101">, </text:span><text:span text:style-name="T102">less command </text:span><text:span text:style-name="T101">allows you to view the contents of a file and navigate through file. The main difference between </text:span><text:span text:style-name="T102">more </text:span><text:span text:style-name="T101">and </text:span><text:span text:style-name="T102">less </text:span><text:span text:style-name="T101">is that </text:span><text:span text:style-name="T102">less command </text:span><text:span text:style-name="T101">is faster because it does not load the entire file at once and allows navigation though file using page up/down keys.</text:span></text:p>
      <text:p text:style-name="P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1" svg:font-family="Consolas, 'Andale Mono WT', 'Andale Mono', 'Lucida Console', 'Lucida Sans Typewriter', 'DejaVu Sans Mono', 'Bitstream Vera Sans Mono', 'Liberation Mono', 'Nimbus Mono L', Monaco, 'Courier New', Courier, monospace"/>
    <style:font-face style:name="Consolas"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SFMono-Regular" svg:font-family="SFMono-Regular, Menlo, Monaco, Consolas, 'liberation mono', 'courier new', monospace"/>
    <style:font-face style:name="Source Sans Pro" svg:font-family="'Source Sans Pro', 'Helvetica Neue', Arial, sans-serif"/>
    <style:font-face style:name="inherit" svg:font-family="inherit"/>
    <style:font-face style:name="libre baskerville" svg:font-family="'libre baskerville',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Mono1" svg:font-family="'DejaVu Sans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7" style:display-name="ListLabel 77" style:family="text">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78" style:display-name="ListLabel 78" style:family="text">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5:07:24.286076640</meta:creation-date>
    <dc:date>2020-07-15T17:47:01.941483188</dc:date>
    <meta:editing-duration>PT12H56M17S</meta:editing-duration>
    <meta:editing-cycles>61</meta:editing-cycles>
    <meta:generator>LibreOffice/6.0.7.3$Linux_X86_64 LibreOffice_project/00m0$Build-3</meta:generator>
    <meta:document-statistic meta:table-count="1" meta:image-count="0" meta:object-count="0" meta:page-count="20" meta:paragraph-count="373" meta:word-count="4512" meta:character-count="26298" meta:non-whitespace-character-count="21959"/>
  </office:meta>
</office:document-meta>
</file>